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43mm"/>
    </style:style>
    <style:style style:name="co3" style:family="table-column">
      <style:table-column-properties fo:break-before="auto" style:column-width="38.06mm"/>
    </style:style>
    <style:style style:name="co4" style:family="table-column">
      <style:table-column-properties fo:break-before="auto" style:column-width="30.89mm"/>
    </style:style>
    <style:style style:name="ro1" style:family="table-row">
      <style:table-row-properties style:row-height="8.55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16.47mm" fo:break-before="auto" style:use-optimal-row-height="true"/>
    </style:style>
    <style:style style:name="ro4" style:family="table-row">
      <style:table-row-properties style:row-height="8.3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Pivot-Tabelle_20_Kategorie" style:data-style-name="N84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-Tabelle_20_Kategorie" style:data-style-name="N84">
      <style:table-cell-properties fo:border-bottom="none" fo:border-left="2.01pt solid #000000" fo:border-right="0.99pt solid #000000" fo:border-top="none"/>
    </style:style>
    <style:style style:name="ce9" style:family="table-cell" style:parent-style-name="Pivot-Tabelle_20_Wert" style:data-style-name="N0">
      <style:table-cell-properties fo:border-bottom="none" fo:border-left="0.99pt solid #000000" fo:border-right="none" fo:border-top="0.99pt solid #000000"/>
    </style:style>
    <style:style style:name="ce10" style:family="table-cell" style:parent-style-name="Pivot-Tabelle_20_Wert">
      <style:table-cell-properties fo:border-bottom="none" fo:border-left="0.99pt solid #000000" fo:border-right="none" fo:border-top="none"/>
    </style:style>
    <style:style style:name="ce11" style:family="table-cell" style:parent-style-name="Pivot-Tabelle_20_Wert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-Tabelle_20_Wert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-Tabelle_20_Wert">
      <style:table-cell-properties fo:border-bottom="none" fo:border-left="none" fo:border-right="0.99pt solid #000000" fo:border-top="0.99pt solid #000000"/>
    </style:style>
    <style:style style:name="ce14" style:family="table-cell" style:parent-style-name="Pivot-Tabelle_20_Wert" style:data-style-name="N0">
      <style:table-cell-properties fo:border-bottom="none" fo:border-left="none" fo:border-right="0.99pt solid #000000" fo:border-top="none"/>
    </style:style>
    <style:style style:name="ce15" style:family="table-cell" style:parent-style-name="Pivot-Tabelle_20_Wert">
      <style:table-cell-properties fo:border-bottom="none" fo:border-left="none" fo:border-right="0.99pt solid #000000" fo:border-top="none"/>
    </style:style>
    <style:style style:name="ce16" style:family="table-cell" style:parent-style-name="Pivot-Tabelle_20_Wert" style:data-style-name="N0">
      <style:table-cell-properties fo:border-bottom="0.99pt solid #000000" fo:border-left="none" fo:border-right="0.99pt solid #000000" fo:border-top="none"/>
    </style:style>
    <style:style style:name="ce17" style:family="table-cell" style:parent-style-name="Default" style:data-style-name="N84"/>
    <style:style style:name="ce1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Pivot-Tabelle_20_Ecke">
      <style:table-cell-properties fo:border-bottom="none" fo:border-left="2.01pt solid #000000" fo:border-right="0.99pt solid #000000" fo:border-top="2.01pt solid #000000"/>
    </style:style>
    <style:style style:name="ce20" style:family="table-cell" style:parent-style-name="Pivot-Tabelle_20_Feld">
      <style:table-cell-properties fo:border-bottom="0.99pt solid #000000" fo:border-left="2.01pt solid #000000" fo:border-right="0.99pt solid #000000" fo:border-top="0.99pt solid #000000"/>
    </style:style>
    <style:style style:name="ce21" style:family="table-cell" style:parent-style-name="Pivot-Tabelle_20_Titel" style:data-style-name="N84">
      <style:table-cell-properties fo:border-bottom="2.01pt solid #000000" fo:border-left="2.01pt solid #000000" fo:border-right="0.99pt solid #000000" fo:border-top="0.99pt solid #000000"/>
    </style:style>
    <style:style style:name="ce22" style:family="table-cell" style:parent-style-name="Pivot-Tabelle_20_Feld">
      <style:table-cell-properties fo:border-bottom="0.99pt solid #000000" fo:border-left="0.99pt solid #000000" fo:border-right="0.99pt solid #000000" fo:border-top="2.01pt solid #000000"/>
    </style:style>
    <style:style style:name="ce23" style:family="table-cell" style:parent-style-name="Pivot-Tabelle_20_Kategorie" style:data-style-name="N0">
      <style:table-cell-properties fo:border-bottom="0.99pt solid #000000" fo:border-left="0.99pt solid #000000" fo:border-right="none" fo:border-top="none"/>
    </style:style>
    <style:style style:name="ce24" style:family="table-cell" style:parent-style-name="Pivot-Tabelle_20_Ergebnis" style:data-style-name="N0">
      <style:table-cell-properties fo:border-bottom="2.01pt solid #000000" fo:border-left="0.99pt solid #000000" fo:border-right="none" fo:border-top="0.99pt solid #000000"/>
    </style:style>
    <style:style style:name="ce25" style:family="table-cell" style:parent-style-name="Pivot-Tabelle_20_Ecke">
      <style:table-cell-properties fo:border-bottom="0.99pt solid #000000" fo:border-left="none" fo:border-right="none" fo:border-top="2.01pt solid #000000"/>
    </style:style>
    <style:style style:name="ce26" style:family="table-cell" style:parent-style-name="Pivot-Tabelle_20_Kategorie" style:data-style-name="N0">
      <style:table-cell-properties fo:border-bottom="0.99pt solid #000000" fo:border-left="none" fo:border-right="none" fo:border-top="none"/>
    </style:style>
    <style:style style:name="ce27" style:family="table-cell" style:parent-style-name="Pivot-Tabelle_20_Ergebnis" style:data-style-name="N0">
      <style:table-cell-properties fo:border-bottom="2.01pt solid #000000" fo:border-left="none" fo:border-right="0.99pt solid #000000" fo:border-top="0.99pt solid #000000"/>
    </style:style>
    <style:style style:name="ce28" style:family="table-cell" style:parent-style-name="Pivot-Tabelle_20_Ecke">
      <style:table-cell-properties fo:border-bottom="0.99pt solid #000000" fo:border-left="none" fo:border-right="2.01pt solid #000000" fo:border-top="2.01pt solid #000000"/>
    </style:style>
    <style:style style:name="ce29" style:family="table-cell" style:parent-style-name="Pivot-Tabelle_20_Titel" style:data-style-name="N0">
      <style:table-cell-properties fo:border-bottom="0.99pt solid #000000" fo:border-left="0.99pt solid #000000" fo:border-right="2.01pt solid #000000" fo:border-top="0.99pt solid #000000"/>
    </style:style>
    <style:style style:name="ce30" style:family="table-cell" style:parent-style-name="Pivot-Tabelle_20_Ergebnis" style:data-style-name="N0">
      <style:table-cell-properties fo:border-bottom="none" fo:border-left="0.99pt solid #000000" fo:border-right="2.01pt solid #000000" fo:border-top="0.99pt solid #000000"/>
    </style:style>
    <style:style style:name="ce31" style:family="table-cell" style:parent-style-name="Pivot-Tabelle_20_Ergebnis" style:data-style-name="N0">
      <style:table-cell-properties fo:border-bottom="none" fo:border-left="0.99pt solid #000000" fo:border-right="2.01pt solid #000000" fo:border-top="none"/>
    </style:style>
    <style:style style:name="ce32" style:family="table-cell" style:parent-style-name="Pivot-Tabelle_20_Ergebnis" style:data-style-name="N0">
      <style:table-cell-properties fo:border-bottom="0.99pt solid #000000" fo:border-left="0.99pt solid #000000" fo:border-right="2.01pt solid #000000" fo:border-top="none"/>
    </style:style>
    <style:style style:name="ce33" style:family="table-cell" style:parent-style-name="Pivot-Tabelle_20_Ergebnis" style:data-style-name="N0">
      <style:table-cell-properties fo:border-bottom="2.01pt solid #000000" fo:border-left="0.99pt solid #000000" fo:border-right="2.01pt solid #000000" fo:border-top="0.99pt solid #000000"/>
    </style:style>
    <style:style style:name="T1" style:family="text">
      <style:text-properties style:font-name-asian="AR PL SungtiL GB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="Liberation Serif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tyle-complex="normal" style:font-relief="none" style:font-weight-complex="normal" style:font-size-complex="10pt" style:font-name-complex="Lohit Devanagari" style:language-complex="hi" style:country-complex="IN" fo:language="de" fo:country="DE" fo:text-shadow="none" fo:font-style="normal" style:text-underline-style="none" style:text-underline-color="font-color" fo:font-size="10pt" style:text-emphasize="none" style:font-name="Liberation Serif" fo:font-weight="normal" style:text-line-through-type="none" style:text-outline="false" style:text-line-through-mode="continuous" style:language-asian="zh" style:country-asian="CN" style:font-name-asian="AR PL SungtiL GB" style:font-size-asian="10pt" style:font-weight-asian="normal" style:font-style-asian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number-columns-repeated="28" table:default-cell-style-name="ce2"/>
        <table:table-row table:style-name="ro1">
          <table:table-cell office:value-type="string" calcext:value-type="string">
            <text:p>series</text:p>
          </table:table-cell>
          <table:table-cell table:style-name="ce1" office:value-type="string" calcext:value-type="string">
            <text:p>game</text:p>
          </table:table-cell>
          <table:table-cell table:style-name="ce1" office:value-type="string" calcext:value-type="string">
            <text:p>expansion</text:p>
          </table:table-cell>
          <table:table-cell table:style-name="ce1" office:value-type="string" calcext:value-type="string">
            <text:p>culture</text:p>
          </table:table-cell>
          <table:table-cell table:style-name="ce1" office:value-type="string" calcext:value-type="string">
            <text:p>release_date</text:p>
          </table:table-cell>
          <table:table-cell table:style-name="ce1" office:value-type="string" calcext:value-type="string">
            <text:p>nr_female_leaders</text:p>
          </table:table-cell>
          <table:table-cell table:style-name="ce1" office:value-type="string" calcext:value-type="string">
            <text:p>nr_male_leaders</text:p>
          </table:table-cell>
          <table:table-cell table:style-name="ce1" office:value-type="string" calcext:value-type="string">
            <text:p>Quelle</text:p>
          </table:table-cell>
          <table:table-cell office:value-type="string" calcext:value-type="string">
            <text:p>commen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 </text:p>
          </table:table-cell>
          <table:table-cell table:style-name="ce1" office:value-type="string" calcext:value-type="string">
            <text:p>AoE I original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1997-10-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<text:span text:style-name="T1"><text:a xlink:href="https://ageofempires.fandom.com/wiki/Phoenicians" xlink:type="simple">https://ageofempires.fandom.com/wiki/Phoenicians</text:a></text:span></text:p>
          </table:table-cell>
          <table:table-cell office:value-type="string" calcext:value-type="string">
            <text:p>merged by ha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 </text:p>
          </table:table-cell>
          <table:table-cell table:style-name="ce1" office:value-type="string" calcext:value-type="string">
            <text:p>Rise of Rome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1998-10-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<text:a xlink:href="https://ageofempires.fandom.com/wiki/Palmyrans" xlink:type="simple">https://ageofempires.fandom.com/wiki/Palmyrans</text:a></text:p>
          </table:table-cell>
          <table:table-cell office:value-type="string" calcext:value-type="string">
            <text:p>merged by ha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Age of Kings (original)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1999-10-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string" calcext:value-type="string">
            <text:p><text:a xlink:href="https://ageofempires.fandom.com/wiki/Vikings#AI_player_names" xlink:type="simple">https://ageofempires.fandom.com/wiki/Vikings#AI_player_names</text:a></text:p>
          </table:table-cell>
          <table:table-cell office:value-type="string" calcext:value-type="string">
            <text:p>merged by ha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The Conquerors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00-08-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<text:a xlink:href="https://ageofempires.fandom.com/wiki/Incas_(Age_of_Empires_II)#AI_player_names" xlink:type="simple">https://ageofempires.fandom.com/wiki/Incas_(Age_of_Empires_II)#AI_player_names</text:a></text:p>
          </table:table-cell>
          <table:table-cell office:value-type="string" calcext:value-type="string">
            <text:p>merged by ha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The Forgotten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13-11-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<text:a xlink:href="https://ageofempires.fandom.com/wiki/Slavs#AI_player_names" xlink:type="simple">https://ageofempires.fandom.com/wiki/Slavs#AI_player_names</text:a></text:p>
          </table:table-cell>
          <table:table-cell office:value-type="string" calcext:value-type="string">
            <text:p>merged by ha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African Kingdoms</text:p>
          </table:table-cell>
          <table:table-cell table:style-name="ce1" office:value-type="string" calcext:value-type="string">
            <text:p>African</text:p>
          </table:table-cell>
          <table:table-cell table:style-name="ce3" office:value-type="string" calcext:value-type="string">
            <text:p>2015-11-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<text:a xlink:href="https://ageofempires.fandom.com/wiki/Malians#AI_player_names" xlink:type="simple">https://ageofempires.fandom.com/wiki/Malians#AI_player_names</text:a></text:p>
          </table:table-cell>
          <table:table-cell office:value-type="string" calcext:value-type="string">
            <text:p>merged by ha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Rise of the Rajas</text:p>
          </table:table-cell>
          <table:table-cell table:style-name="ce1" office:value-type="string" calcext:value-type="string">
            <text:p>Asian</text:p>
          </table:table-cell>
          <table:table-cell table:style-name="ce3" office:value-type="string" calcext:value-type="string">
            <text:p>2016-12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<text:a xlink:href="https://ageofempires.fandom.com/wiki/Vietnamese#AI_player_names" xlink:type="simple">https://ageofempires.fandom.com/wiki/Vietnamese#AI_player_names</text:a></text:p>
          </table:table-cell>
          <table:table-cell office:value-type="string" calcext:value-type="string">
            <text:p>merged by ha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I</text:p>
          </table:table-cell>
          <table:table-cell table:style-name="ce1" office:value-type="string" calcext:value-type="string">
            <text:p>AoE III original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05-10-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a xlink:href="https://ageofempires.fandom.com/wiki/Civilizations_(Age_of_Empires_III)" xlink:type="simple">https://ageofempires.fandom.com/wiki/Civilizations_(Age_of_Empires_III)</text:a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I</text:p>
          </table:table-cell>
          <table:table-cell table:style-name="ce1" office:value-type="string" calcext:value-type="string">
            <text:p>The Warchiefs</text:p>
          </table:table-cell>
          <table:table-cell table:style-name="ce1" office:value-type="string" calcext:value-type="string">
            <text:p>Native American</text:p>
          </table:table-cell>
          <table:table-cell table:style-name="ce3" office:value-type="string" calcext:value-type="string">
            <text:p>2006-10-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ageofempires.fandom.com/wiki/Civilizations_(Age_of_Empires_III)" xlink:type="simple">https://ageofempires.fandom.com/wiki/Civilizations_(Age_of_Empires_III)</text:a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I</text:p>
          </table:table-cell>
          <table:table-cell table:style-name="ce1" office:value-type="string" calcext:value-type="string">
            <text:p>Asian Dynasties</text:p>
          </table:table-cell>
          <table:table-cell table:style-name="ce1" office:value-type="string" calcext:value-type="string">
            <text:p>Asian</text:p>
          </table:table-cell>
          <table:table-cell table:style-name="ce3" office:value-type="string" calcext:value-type="string">
            <text:p>2007-10-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ageofempires.fandom.com/wiki/Civilizations_(Age_of_Empires_III)" xlink:type="simple">https://ageofempires.fandom.com/wiki/Civilizations_(Age_of_Empires_III)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I</text:p>
          </table:table-cell>
          <table:table-cell table:style-name="ce1" office:value-type="string" calcext:value-type="string">
            <text:p>Civ I original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1991-09-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a xlink:href="https://civilization.fandom.com/wiki/Category:Leaders_(Civ1)" xlink:type="simple">https://civilization.fandom.com/wiki/Category:Leaders_(Civ1)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II</text:p>
          </table:table-cell>
          <table:table-cell table:style-name="ce1" office:value-type="string" calcext:value-type="string">
            <text:p>Civ II original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1996-02-29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a xlink:href="https://civilization.fandom.com/wiki/Leaders_(Civ2)" xlink:type="simple">https://civilization.fandom.com/wiki/Leaders_(Civ2)</text:a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III</text:p>
          </table:table-cell>
          <table:table-cell table:style-name="ce1" office:value-type="string" calcext:value-type="string">
            <text:p>Civ III original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01-10-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<text:a xlink:href="https://civilization.fandom.com/wiki/List_of_civilizations_in_Civ3" xlink:type="simple">https://civilization.fandom.com/wiki/List_of_civilizations_in_Civ3</text:a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III</text:p>
          </table:table-cell>
          <table:table-cell table:style-name="ce1" office:value-type="string" calcext:value-type="string">
            <text:p>Play the World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02-10-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<text:a xlink:href="https://civilization.fandom.com/wiki/Civilization_III:_Play_the_World" xlink:type="simple">https://civilization.fandom.com/wiki/Civilization_III:_Play_the_World</text:a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III</text:p>
          </table:table-cell>
          <table:table-cell table:style-name="ce1" office:value-type="string" calcext:value-type="string">
            <text:p>Conquests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03-10-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<text:a xlink:href="https://civilization.fandom.com/wiki/Civilization_III:_Conquests" xlink:type="simple">https://civilization.fandom.com/wiki/Civilization_III:_Conquests</text:a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IV</text:p>
          </table:table-cell>
          <table:table-cell table:style-name="ce1" office:value-type="string" calcext:value-type="string">
            <text:p>Civ IV original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05-01-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<text:a xlink:href="https://civilization.fandom.com/wiki/Civilization_IV" xlink:type="simple">https://civilization.fandom.com/wiki/Civilization_IV</text:a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IV</text:p>
          </table:table-cell>
          <table:table-cell table:style-name="ce1" office:value-type="string" calcext:value-type="string">
            <text:p>Warlords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06-07-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a xlink:href="https://civilization.fandom.com/wiki/Civilization_IV:_Warlords" xlink:type="simple">https://civilization.fandom.com/wiki/Civilization_IV:_Warlords</text:a>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IV</text:p>
          </table:table-cell>
          <table:table-cell table:style-name="ce1" office:value-type="string" calcext:value-type="string">
            <text:p>Beyond the Sword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07-07-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<text:a xlink:href="https://civilization.fandom.com/wiki/Civilization_IV:_Beyond_the_Sword" xlink:type="simple">https://civilization.fandom.com/wiki/Civilization_IV:_Beyond_the_Sword</text:a></text:p>
          </table:table-cell>
          <table:table-cell table:style-name="ce1" office:value-type="string" calcext:value-type="string">
            <text:p>10 new civs and 6 new leaders for old civ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</text:p>
          </table:table-cell>
          <table:table-cell table:style-name="ce1" office:value-type="string" calcext:value-type="string">
            <text:p>Civ V original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10-09-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<text:a xlink:href="https://civilization.fandom.com/wiki/Civilizations_(Civ5)" xlink:type="simple">https://civilization.fandom.com/wiki/Civilizations_(Civ5)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</text:p>
          </table:table-cell>
          <table:table-cell table:style-name="ce1" office:value-type="string" calcext:value-type="string">
            <text:p>Gods &amp; Kings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12-06-1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civilization.fandom.com/wiki/Civilizations_(Civ5)" xlink:type="simple">https://civilization.fandom.com/wiki/Civilizations_(Civ5)</text:a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</text:p>
          </table:table-cell>
          <table:table-cell table:style-name="ce1" office:value-type="string" calcext:value-type="string">
            <text:p>Brave New World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13-07-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a xlink:href="https://civilization.fandom.com/wiki/Civilizations_(Civ5)" xlink:type="simple">https://civilization.fandom.com/wiki/Civilizations_(Civ5)</text:a>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I</text:p>
          </table:table-cell>
          <table:table-cell table:style-name="Default" office:value-type="string" calcext:value-type="string">
            <text:p><text:s/>Poland Civilization &amp; Scenario Pack</text:p>
          </table:table-cell>
          <table:table-cell office:value-type="string" calcext:value-type="string">
            <text:p>Poland</text:p>
          </table:table-cell>
          <table:table-cell table:style-name="ce7" office:value-type="date" office:date-value="2016-12-20" calcext:value-type="date">
            <text:p>2016-12-2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" office:value-type="string" calcext:value-type="string">
            <text:p><text:span text:style-name="T2"><text:a xlink:href="https://civilization.fandom.com/wiki/Civilizations_(Civ5)" xlink:type="simple">https://civilization.fandom.com/wiki/Civilizations_(Civ5)</text:a></text:span>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I</text:p>
          </table:table-cell>
          <table:table-cell table:style-name="Default" office:value-type="string" calcext:value-type="string">
            <text:p>Australia Civilization &amp; Scenario Pack </text:p>
          </table:table-cell>
          <table:table-cell office:value-type="string" calcext:value-type="string">
            <text:p>Australia</text:p>
          </table:table-cell>
          <table:table-cell table:style-name="ce8" office:value-type="date" office:date-value="2017-02-23" calcext:value-type="date">
            <text:p>2017-02-23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civilization.fandom.com/wiki/Civilizations_(Civ6" xlink:type="simple">https://civilization.fandom.com/wiki/Civilizations_(Civ6</text:a>)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I</text:p>
          </table:table-cell>
          <table:table-cell table:style-name="ce1" office:value-type="string" calcext:value-type="string">
            <text:p><text:a xlink:href="https://civilization.fandom.com/wiki/Persia_and_Macedon_Civilization_%26_Scenario_Pack_(Civ6)" xlink:type="simple">Persia and Macedon Civilization &amp; Scenario Pack</text:a> </text:p>
          </table:table-cell>
          <table:table-cell office:value-type="string" calcext:value-type="string">
            <text:p>all</text:p>
          </table:table-cell>
          <table:table-cell table:style-name="ce8" office:value-type="date" office:date-value="2017-03-28" calcext:value-type="date">
            <text:p>2017-03-28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civilization.fandom.com/wiki/Civilizations_(Civ6" xlink:type="simple">https://civilization.fandom.com/wiki/Civilizations_(Civ6</text:a>)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I</text:p>
          </table:table-cell>
          <table:table-cell table:style-name="Default" office:value-type="string" calcext:value-type="string">
            <text:p>Nubia Civilization &amp; Scenario Pack</text:p>
          </table:table-cell>
          <table:table-cell office:value-type="string" calcext:value-type="string">
            <text:p>Nubia</text:p>
          </table:table-cell>
          <table:table-cell table:style-name="ce8" office:value-type="date" office:date-value="2017-07-27" calcext:value-type="date">
            <text:p>2017-07-27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civilization.fandom.com/wiki/Civilizations_(Civ6" xlink:type="simple">https://civilization.fandom.com/wiki/Civilizations_(Civ6</text:a>)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I</text:p>
          </table:table-cell>
          <table:table-cell table:style-name="Default" office:value-type="string" calcext:value-type="string">
            <text:p>Khmer &amp; Indonesia Civilization &amp; Scenario Pack</text:p>
          </table:table-cell>
          <table:table-cell office:value-type="string" calcext:value-type="string">
            <text:p>Asian</text:p>
          </table:table-cell>
          <table:table-cell table:style-name="ce8" office:value-type="date" office:date-value="2017-10-19" calcext:value-type="date">
            <text:p>2017-10-19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civilization.fandom.com/wiki/Civilizations_(Civ6" xlink:type="simple">https://civilization.fandom.com/wiki/Civilizations_(Civ6</text:a>)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I</text:p>
          </table:table-cell>
          <table:table-cell table:style-name="Default" office:value-type="string" calcext:value-type="string">
            <text:p>Maya &amp; Gran Colombia Pack</text:p>
          </table:table-cell>
          <table:table-cell/>
          <table:table-cell table:style-name="ce8" office:value-type="date" office:date-value="2020-05-21" calcext:value-type="date">
            <text:p>2020-05-2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civilization.fandom.com/wiki/Civilizations_(Civ6" xlink:type="simple">https://civilization.fandom.com/wiki/Civilizations_(Civ6</text:a>)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I</text:p>
          </table:table-cell>
          <table:table-cell table:style-name="Default" office:value-type="string" calcext:value-type="string">
            <text:p>Ethiopia Pack</text:p>
          </table:table-cell>
          <table:table-cell office:value-type="string" calcext:value-type="string">
            <text:p>Ethiopia</text:p>
          </table:table-cell>
          <table:table-cell table:style-name="ce8" office:value-type="date" office:date-value="2020-07-23" calcext:value-type="date">
            <text:p>2020-07-23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civilization.fandom.com/wiki/Civilizations_(Civ6" xlink:type="simple">https://civilization.fandom.com/wiki/Civilizations_(Civ6</text:a>)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I</text:p>
          </table:table-cell>
          <table:table-cell table:style-name="Default" office:value-type="string" calcext:value-type="string">
            <text:p>Byzantium &amp; Gaul Pack</text:p>
          </table:table-cell>
          <table:table-cell office:value-type="string" calcext:value-type="string">
            <text:p>all</text:p>
          </table:table-cell>
          <table:table-cell table:style-name="ce8" office:value-type="date" office:date-value="2020-09-24" calcext:value-type="date">
            <text:p>2020-09-24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civilization.fandom.com/wiki/Civilizations_(Civ6" xlink:type="simple">https://civilization.fandom.com/wiki/Civilizations_(Civ6</text:a>)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I</text:p>
          </table:table-cell>
          <table:table-cell table:style-name="ce1" office:value-type="string" calcext:value-type="string">
            <text:p>Civ VI original</text:p>
          </table:table-cell>
          <table:table-cell table:style-name="ce1" office:value-type="string" calcext:value-type="string">
            <text:p>all</text:p>
          </table:table-cell>
          <table:table-cell table:style-name="ce8" office:value-type="string" calcext:value-type="string">
            <text:p>2016-10-21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15" calcext:value-type="float">
            <text:p>15</text:p>
          </table:table-cell>
          <table:table-cell table:style-name="ce1" office:value-type="string" calcext:value-type="string">
            <text:p><text:a xlink:href="https://civilization.fandom.com/wiki/Civilizations_(Civ6" xlink:type="simple">https://civilization.fandom.com/wiki/Civilizations_(Civ6</text:a>)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I</text:p>
          </table:table-cell>
          <table:table-cell table:style-name="ce1" office:value-type="string" calcext:value-type="string">
            <text:p>Rise and Fall</text:p>
          </table:table-cell>
          <table:table-cell table:style-name="ce1" office:value-type="string" calcext:value-type="string">
            <text:p>all</text:p>
          </table:table-cell>
          <table:table-cell table:style-name="ce8" office:value-type="string" calcext:value-type="string">
            <text:p>2018-02-08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" office:value-type="string" calcext:value-type="string">
            <text:p><text:a xlink:href="https://civilization.fandom.com/wiki/Civilizations_(Civ6" xlink:type="simple">https://civilization.fandom.com/wiki/Civilizations_(Civ6</text:a>)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I</text:p>
          </table:table-cell>
          <table:table-cell table:style-name="ce1" office:value-type="string" calcext:value-type="string">
            <text:p>Gathering Storm</text:p>
          </table:table-cell>
          <table:table-cell table:style-name="ce1" office:value-type="string" calcext:value-type="string">
            <text:p>all</text:p>
          </table:table-cell>
          <table:table-cell table:style-name="ce8" office:value-type="string" calcext:value-type="string">
            <text:p>2019-02-1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" office:value-type="string" calcext:value-type="string">
            <text:p><text:a xlink:href="https://civilization.fandom.com/wiki/Civilizations_(Civ6" xlink:type="simple">https://civilization.fandom.com/wiki/Civilizations_(Civ6</text:a>)</text:p>
          </table:table-cell>
          <table:table-cell table:number-columns-repeated="21"/>
        </table:table-row>
        <table:table-row table:style-name="ro5" table:number-rows-repeated="4">
          <table:table-cell/>
          <table:table-cell table:style-name="Default" table:number-columns-repeated="6"/>
          <table:table-cell table:number-columns-repeated="22"/>
        </table:table-row>
        <table:table-row table:style-name="ro5" table:number-rows-repeated="924">
          <table:table-cell table:number-columns-repeated="29"/>
        </table:table-row>
        <table:table-row table:style-name="ro5">
          <table:table-cell table:number-columns-repeated="29"/>
        </table:table-row>
      </table:table>
      <table:table table:name="Tabelle3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expansion</text:p>
          </table:table-cell>
          <table:table-cell table:style-name="Default" office:value-type="string" calcext:value-type="string">
            <text:p>release_date</text:p>
          </table:table-cell>
          <table:table-cell table:style-name="ce18" office:value-type="string" calcext:value-type="string">
            <text:p>Civilization </text:p>
          </table:table-cell>
          <table:table-cell table:style-name="ce18" office:value-type="string" calcext:value-type="string">
            <text:p>Leader(s) </text:p>
          </table:table-cell>
          <table:table-cell table:style-name="ce18" office:value-type="string" calcext:value-type="string">
            <text:p>gender</text:p>
          </table:table-cell>
          <table:table-cell table:style-name="ce18" office:value-type="string" calcext:value-type="string">
            <text:p>Civilization Ability </text:p>
          </table:table-cell>
          <table:table-cell table:style-name="ce18" office:value-type="string" calcext:value-type="string">
            <text:p>Unique Unit </text:p>
          </table:table-cell>
          <table:table-cell table:style-name="ce18" office:value-type="string" calcext:value-type="string">
            <text:p>Unique Infrastructure </text:p>
          </table:table-cell>
        </table:table-row>
        <table:table-row table:style-name="ro4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>
            <text:p><text:a xlink:href="https://civilization.fandom.com/wiki/American_(Civ6)" xlink:type="simple">American</text:a> </text:p>
          </table:table-cell>
          <table:table-cell office:value-type="string" calcext:value-type="string">
            <text:p><text:a xlink:href="https://civilization.fandom.com/wiki/Teddy_Roosevelt_(Civ6)" xlink:type="simple"> </text:a> <text:a xlink:href="https://civilization.fandom.com/wiki/Teddy_Roosevelt_(Civ6)" xlink:type="simple">Teddy Roosevelt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Founding Fathers </text:p>
          </table:table-cell>
          <table:table-cell office:value-type="string" calcext:value-type="string">
            <text:p><text:a xlink:href="https://civilization.fandom.com/wiki/P-51_Mustang_(Civ6)" xlink:type="simple">P-51 Mustang</text:a> </text:p>
          </table:table-cell>
          <table:table-cell office:value-type="string" calcext:value-type="string">
            <text:p><text:a xlink:href="https://civilization.fandom.com/wiki/Film_Studio_(Civ6)" xlink:type="simple">Film Studio</text:a> </text:p>
          </table:table-cell>
        </table:table-row>
        <table:table-row table:style-name="ro4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>
            <text:p><text:a xlink:href="https://civilization.fandom.com/wiki/Arabian_(Civ6)" xlink:type="simple">Arabian</text:a> </text:p>
          </table:table-cell>
          <table:table-cell office:value-type="string" calcext:value-type="string">
            <text:p><text:a xlink:href="https://civilization.fandom.com/wiki/Saladin_(Civ6)" xlink:type="simple"> </text:a> <text:a xlink:href="https://civilization.fandom.com/wiki/Saladin_(Civ6)" xlink:type="simple">Saladin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The Last Prophet </text:p>
          </table:table-cell>
          <table:table-cell office:value-type="string" calcext:value-type="string">
            <text:p><text:a xlink:href="https://civilization.fandom.com/wiki/Mamluk_(Civ6)" xlink:type="simple">Mamluk</text:a> </text:p>
          </table:table-cell>
          <table:table-cell office:value-type="string" calcext:value-type="string">
            <text:p><text:a xlink:href="https://civilization.fandom.com/wiki/Madrasa_(Civ6)" xlink:type="simple">Madrasa</text:a>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stralia Civilization &amp; Scenario Pack </text:p>
          </table:table-cell>
          <table:table-cell table:style-name="ce17" office:value-type="date" office:date-value="2017-02-23" calcext:value-type="date">
            <text:p>2017-02-23</text:p>
          </table:table-cell>
          <table:table-cell office:value-type="string" calcext:value-type="string">
            <text:p><text:a xlink:href="https://civilization.fandom.com/wiki/Australian_(Civ6)" xlink:type="simple">Australian</text:a><text:a xlink:href="https://civilization.fandom.com/wiki/Civilizations_(Civ6)?action=edit&amp;section=1#cite_note-:2-0" xlink:type="simple">[1]</text:a> </text:p>
          </table:table-cell>
          <table:table-cell office:value-type="string" calcext:value-type="string">
            <text:p><text:a xlink:href="https://civilization.fandom.com/wiki/John_Curtin_(Civ6)" xlink:type="simple"> </text:a> <text:a xlink:href="https://civilization.fandom.com/wiki/John_Curtin_(Civ6)" xlink:type="simple">John Curtin</text:a><text:a xlink:href="https://civilization.fandom.com/wiki/Civilizations_(Civ6)?action=edit&amp;section=1#cite_note-:2-0" xlink:type="simple">[1]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Land Down Under </text:p>
          </table:table-cell>
          <table:table-cell office:value-type="string" calcext:value-type="string">
            <text:p><text:a xlink:href="https://civilization.fandom.com/wiki/Digger_(Civ6)" xlink:type="simple">Digger</text:a> </text:p>
          </table:table-cell>
          <table:table-cell office:value-type="string" calcext:value-type="string">
            <text:p><text:a xlink:href="https://civilization.fandom.com/wiki/Outback_Station_(Civ6)" xlink:type="simple">Outback Station</text:a> </text:p>
          </table:table-cell>
        </table:table-row>
        <table:table-row table:style-name="ro4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>
            <text:p><text:a xlink:href="https://civilization.fandom.com/wiki/Aztec_(Civ6)" xlink:type="simple">Aztec</text:a><text:a xlink:href="https://civilization.fandom.com/wiki/Civilizations_(Civ6)?action=edit&amp;section=1#cite_note-:0-1" xlink:type="simple">[2]</text:a> </text:p>
          </table:table-cell>
          <table:table-cell office:value-type="string" calcext:value-type="string">
            <text:p><text:a xlink:href="https://civilization.fandom.com/wiki/Montezuma_(Civ6)" xlink:type="simple"> </text:a> <text:a xlink:href="https://civilization.fandom.com/wiki/Montezuma_(Civ6)" xlink:type="simple">Montezuma</text:a><text:a xlink:href="https://civilization.fandom.com/wiki/Civilizations_(Civ6)?action=edit&amp;section=1#cite_note-:0-1" xlink:type="simple">[2]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Legend of the Five Suns </text:p>
          </table:table-cell>
          <table:table-cell office:value-type="string" calcext:value-type="string">
            <text:p><text:a xlink:href="https://civilization.fandom.com/wiki/Eagle_Warrior_(Civ6)" xlink:type="simple">Eagle Warrior</text:a> </text:p>
          </table:table-cell>
          <table:table-cell office:value-type="string" calcext:value-type="string">
            <text:p><text:a xlink:href="https://civilization.fandom.com/wiki/Tlachtli_(Civ6)" xlink:type="simple">Tlachtli</text:a> </text:p>
          </table:table-cell>
        </table:table-row>
        <table:table-row table:style-name="ro5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 table:number-columns-spanned="1" table:number-rows-spanned="2">
            <text:p><text:a xlink:href="https://civilization.fandom.com/wiki/Brazilian_(Civ6)" xlink:type="simple">Brazilian</text:a> </text:p>
          </table:table-cell>
          <table:table-cell office:value-type="string" calcext:value-type="string" table:number-columns-spanned="1" table:number-rows-spanned="2">
            <text:p><text:a xlink:href="https://civilization.fandom.com/wiki/Pedro_II_(Civ6)" xlink:type="simple"> </text:a> <text:a xlink:href="https://civilization.fandom.com/wiki/Pedro_II_(Civ6)" xlink:type="simple">Pedro II</text:a> </text:p>
          </table:table-cell>
          <table:table-cell office:value-type="string" calcext:value-type="string">
            <text:p>m</text:p>
          </table:table-cell>
          <table:table-cell office:value-type="string" calcext:value-type="string" table:number-columns-spanned="1" table:number-rows-spanned="2">
            <text:p> [<text:a xlink:href="https://civilization.fandom.com/wiki/Civilizations_(Civ6)?action=edit&amp;section=1#" xlink:type="simple">Expand</text:a>] Amazon </text:p>
          </table:table-cell>
          <table:table-cell office:value-type="string" calcext:value-type="string" table:number-columns-spanned="1" table:number-rows-spanned="2">
            <text:p><text:a xlink:href="https://civilization.fandom.com/wiki/Minas_Geraes_(Civ6)" xlink:type="simple">Minas Geraes</text:a> </text:p>
          </table:table-cell>
          <table:table-cell office:value-type="string" calcext:value-type="string">
            <text:p><text:a xlink:href="https://civilization.fandom.com/wiki/Street_Carnival_(Civ6)" xlink:type="simple">Street Carnival</text:a> </text:p>
          </table:table-cell>
        </table:table-row>
        <table:table-row table:style-name="ro5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covered-table-cell table:number-columns-repeated="2" table:style-name="Default"/>
          <table:table-cell table:style-name="Default" office:value-type="string" calcext:value-type="string">
            <text:p>m</text:p>
          </table:table-cell>
          <table:covered-table-cell table:number-columns-repeated="2" table:style-name="Default"/>
          <table:table-cell office:value-type="string" calcext:value-type="string">
            <text:p><text:a xlink:href="https://civilization.fandom.com/wiki/Copacabana_(Civ6)" xlink:type="simple">Copacabana</text:a> <text:a xlink:href="https://civilization.fandom.com/wiki/Civilization_VI:_Rise_and_Fall" xlink:type="simple"> </text:a> </text:p>
          </table:table-cell>
        </table:table-row>
        <table:table-row table:style-name="ro5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Byzantium &amp; Gaul Pack</text:p>
          </table:table-cell>
          <table:table-cell table:style-name="ce17" office:value-type="date" office:date-value="2020-09-24" calcext:value-type="date">
            <text:p>2020-09-24</text:p>
          </table:table-cell>
          <table:table-cell office:value-type="string" calcext:value-type="string">
            <text:p><text:a xlink:href="https://civilization.fandom.com/wiki/Byzantine_(Civ6)" xlink:type="simple">Byzantine</text:a><text:a xlink:href="https://civilization.fandom.com/wiki/Civilizations_(Civ6)?action=edit&amp;section=1#cite_note-:11-2" xlink:type="simple">[3]</text:a> </text:p>
          </table:table-cell>
          <table:table-cell office:value-type="string" calcext:value-type="string">
            <text:p><text:a xlink:href="https://civilization.fandom.com/wiki/Basil_II_(Civ6)" xlink:type="simple"> </text:a> <text:a xlink:href="https://civilization.fandom.com/wiki/Basil_II_(Civ6)" xlink:type="simple">Basil II</text:a><text:a xlink:href="https://civilization.fandom.com/wiki/Civilizations_(Civ6)?action=edit&amp;section=1#cite_note-:11-2" xlink:type="simple">[3]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Taxis </text:p>
          </table:table-cell>
          <table:table-cell office:value-type="string" calcext:value-type="string">
            <text:p><text:a xlink:href="https://civilization.fandom.com/wiki/Dromon_(Civ6)" xlink:type="simple">Dromon</text:a> </text:p>
          </table:table-cell>
          <table:table-cell office:value-type="string" calcext:value-type="string">
            <text:p><text:a xlink:href="https://civilization.fandom.com/wiki/Hippodrome_(Civ6)" xlink:type="simple">Hippodrome</text:a> </text:p>
          </table:table-cell>
        </table:table-row>
        <table:table-row table:style-name="ro4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Gathering Storm</text:p>
          </table:table-cell>
          <table:table-cell office:value-type="string" calcext:value-type="string">
            <text:p>2019-02-14</text:p>
          </table:table-cell>
          <table:table-cell office:value-type="string" calcext:value-type="string">
            <text:p><text:a xlink:href="https://civilization.fandom.com/wiki/Canadian_(Civ6)" xlink:type="simple">Canadian</text:a> <text:a xlink:href="https://civilization.fandom.com/wiki/Civilization_VI:_Gathering_Storm" xlink:type="simple"> </text:a> </text:p>
          </table:table-cell>
          <table:table-cell office:value-type="string" calcext:value-type="string">
            <text:p><text:a xlink:href="https://civilization.fandom.com/wiki/Wilfrid_Laurier_(Civ6)" xlink:type="simple"> </text:a> <text:a xlink:href="https://civilization.fandom.com/wiki/Wilfrid_Laurier_(Civ6)" xlink:type="simple">Wilfrid Laurier</text:a> <text:a xlink:href="https://civilization.fandom.com/wiki/Civilization_VI:_Gathering_Storm" xlink:type="simple"> 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Four Faces of Peace </text:p>
          </table:table-cell>
          <table:table-cell office:value-type="string" calcext:value-type="string">
            <text:p><text:a xlink:href="https://civilization.fandom.com/wiki/Mountie_(Civ6)" xlink:type="simple">Mountie</text:a> </text:p>
          </table:table-cell>
          <table:table-cell office:value-type="string" calcext:value-type="string">
            <text:p><text:a xlink:href="https://civilization.fandom.com/wiki/Ice_Hockey_Rink_(Civ6)" xlink:type="simple">Ice Hockey Rink</text:a> </text:p>
          </table:table-cell>
        </table:table-row>
        <table:table-row table:style-name="ro4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>
            <text:p><text:a xlink:href="https://civilization.fandom.com/wiki/Chinese_(Civ6)" xlink:type="simple">Chinese</text:a> </text:p>
          </table:table-cell>
          <table:table-cell office:value-type="string" calcext:value-type="string">
            <text:p><text:a xlink:href="https://civilization.fandom.com/wiki/Qin_Shi_Huang_(Civ6)" xlink:type="simple"> </text:a> <text:a xlink:href="https://civilization.fandom.com/wiki/Qin_Shi_Huang_(Civ6)" xlink:type="simple">Qin Shi Huang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Dynastic Cycle </text:p>
          </table:table-cell>
          <table:table-cell office:value-type="string" calcext:value-type="string">
            <text:p><text:a xlink:href="https://civilization.fandom.com/wiki/Crouching_Tiger_(Civ6)" xlink:type="simple">Crouching Tiger</text:a> </text:p>
          </table:table-cell>
          <table:table-cell office:value-type="string" calcext:value-type="string">
            <text:p><text:a xlink:href="https://civilization.fandom.com/wiki/Great_Wall_(Civ6)" xlink:type="simple">Great Wall</text:a> </text:p>
          </table:table-cell>
        </table:table-row>
        <table:table-row table:style-name="ro5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Rise and Fall</text:p>
          </table:table-cell>
          <table:table-cell office:value-type="string" calcext:value-type="string">
            <text:p>2018-02-08</text:p>
          </table:table-cell>
          <table:table-cell office:value-type="string" calcext:value-type="string">
            <text:p><text:a xlink:href="https://civilization.fandom.com/wiki/Cree_(Civ6)" xlink:type="simple">Cree</text:a> <text:a xlink:href="https://civilization.fandom.com/wiki/Civilization_VI:_Rise_and_Fall" xlink:type="simple"> </text:a> </text:p>
          </table:table-cell>
          <table:table-cell office:value-type="string" calcext:value-type="string">
            <text:p><text:a xlink:href="https://civilization.fandom.com/wiki/Poundmaker_(Civ6)" xlink:type="simple"> </text:a> <text:a xlink:href="https://civilization.fandom.com/wiki/Poundmaker_(Civ6)" xlink:type="simple">Poundmaker</text:a> <text:a xlink:href="https://civilization.fandom.com/wiki/Civilization_VI:_Rise_and_Fall" xlink:type="simple"> 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Nîhithaw </text:p>
          </table:table-cell>
          <table:table-cell office:value-type="string" calcext:value-type="string">
            <text:p><text:a xlink:href="https://civilization.fandom.com/wiki/Okihtcitaw_(Civ6)" xlink:type="simple">Okihtcitaw</text:a> </text:p>
          </table:table-cell>
          <table:table-cell office:value-type="string" calcext:value-type="string">
            <text:p><text:a xlink:href="https://civilization.fandom.com/wiki/Mekewap_(Civ6)" xlink:type="simple">Mekewap</text:a> </text:p>
          </table:table-cell>
        </table:table-row>
        <table:table-row table:style-name="ro4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Rise and Fall</text:p>
          </table:table-cell>
          <table:table-cell office:value-type="string" calcext:value-type="string">
            <text:p>2018-02-08</text:p>
          </table:table-cell>
          <table:table-cell office:value-type="string" calcext:value-type="string">
            <text:p><text:a xlink:href="https://civilization.fandom.com/wiki/Dutch_(Civ6)" xlink:type="simple">Dutch</text:a> <text:a xlink:href="https://civilization.fandom.com/wiki/Civilization_VI:_Rise_and_Fall" xlink:type="simple"> </text:a> </text:p>
          </table:table-cell>
          <table:table-cell office:value-type="string" calcext:value-type="string">
            <text:p><text:a xlink:href="https://civilization.fandom.com/wiki/Wilhelmina_(Civ6)" xlink:type="simple"> </text:a> <text:a xlink:href="https://civilization.fandom.com/wiki/Wilhelmina_(Civ6)" xlink:type="simple">Wilhelmina</text:a> <text:a xlink:href="https://civilization.fandom.com/wiki/Civilization_VI:_Rise_and_Fall" xlink:type="simple"> </text:a>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Grote Rivieren </text:p>
          </table:table-cell>
          <table:table-cell office:value-type="string" calcext:value-type="string">
            <text:p><text:a xlink:href="https://civilization.fandom.com/wiki/De_Zeven_Provinciën_(Civ6)" xlink:type="simple">De Zeven Provinciën</text:a> </text:p>
          </table:table-cell>
          <table:table-cell office:value-type="string" calcext:value-type="string">
            <text:p><text:a xlink:href="https://civilization.fandom.com/wiki/Polder_(Civ6)" xlink:type="simple">Polder</text:a> </text:p>
          </table:table-cell>
        </table:table-row>
        <table:table-row table:style-name="ro4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>
            <text:p><text:a xlink:href="https://civilization.fandom.com/wiki/Egyptian_(Civ6)" xlink:type="simple">Egyptian</text:a> </text:p>
          </table:table-cell>
          <table:table-cell office:value-type="string" calcext:value-type="string">
            <text:p><text:a xlink:href="https://civilization.fandom.com/wiki/Cleopatra_(Civ6)" xlink:type="simple"> </text:a> <text:a xlink:href="https://civilization.fandom.com/wiki/Cleopatra_(Civ6)" xlink:type="simple">Cleopatra</text:a>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Iteru </text:p>
          </table:table-cell>
          <table:table-cell office:value-type="string" calcext:value-type="string">
            <text:p><text:a xlink:href="https://civilization.fandom.com/wiki/Maryannu_Chariot_Archer_(Civ6)" xlink:type="simple">Maryannu Chariot Archer</text:a> </text:p>
          </table:table-cell>
          <table:table-cell office:value-type="string" calcext:value-type="string">
            <text:p><text:a xlink:href="https://civilization.fandom.com/wiki/Sphinx_(Civ6)" xlink:type="simple">Sphinx</text:a> </text:p>
          </table:table-cell>
        </table:table-row>
        <table:table-row table:style-name="ro5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Gathering Storm</text:p>
          </table:table-cell>
          <table:table-cell office:value-type="string" calcext:value-type="string">
            <text:p>2019-02-14</text:p>
          </table:table-cell>
          <table:table-cell office:value-type="string" calcext:value-type="string" table:number-columns-spanned="1" table:number-rows-spanned="2">
            <text:p><text:a xlink:href="https://civilization.fandom.com/wiki/English_(Civ6)" xlink:type="simple">English</text:a><text:a xlink:href="https://civilization.fandom.com/wiki/Civilizations_(Civ6)?action=edit&amp;section=1#cite_note-3" xlink:type="simple">[4]</text:a> </text:p>
          </table:table-cell>
          <table:table-cell office:value-type="string" calcext:value-type="string">
            <text:p><text:a xlink:href="https://civilization.fandom.com/wiki/Victoria_(Civ6)" xlink:type="simple"> </text:a> <text:a xlink:href="https://civilization.fandom.com/wiki/Victoria_(Civ6)" xlink:type="simple">Victoria</text:a> </text:p>
          </table:table-cell>
          <table:table-cell office:value-type="string" calcext:value-type="string">
            <text:p>f</text:p>
          </table:table-cell>
          <table:table-cell office:value-type="string" calcext:value-type="string" table:number-columns-spanned="1" table:number-rows-spanned="2">
            <text:p> [<text:a xlink:href="https://civilization.fandom.com/wiki/Civilizations_(Civ6)?action=edit&amp;section=1#" xlink:type="simple">Expand</text:a>] </text:p>
          </table:table-cell>
          <table:table-cell office:value-type="string" calcext:value-type="string" table:number-columns-spanned="1" table:number-rows-spanned="2">
            <text:p><text:a xlink:href="https://civilization.fandom.com/wiki/Sea_Dog_(Civ6)" xlink:type="simple">Sea Dog</text:a> </text:p>
          </table:table-cell>
          <table:table-cell office:value-type="string" calcext:value-type="string" table:number-columns-spanned="1" table:number-rows-spanned="2">
            <text:p><text:a xlink:href="https://civilization.fandom.com/wiki/Royal_Navy_Dockyard_(Civ6)" xlink:type="simple">Royal Navy Dockyard</text:a> </text:p>
          </table:table-cell>
        </table:table-row>
        <table:table-row table:style-name="ro5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covered-table-cell table:style-name="Default"/>
          <table:table-cell office:value-type="string" calcext:value-type="string">
            <text:p><text:a xlink:href="https://civilization.fandom.com/wiki/Eleanor_of_Aquitaine_(Civ6)" xlink:type="simple"> </text:a> <text:a xlink:href="https://civilization.fandom.com/wiki/Eleanor_of_Aquitaine_(Civ6)" xlink:type="simple">Eleanor of Aquitaine</text:a><text:a xlink:href="https://civilization.fandom.com/wiki/Civilizations_(Civ6)?action=edit&amp;section=1#cite_note-:6-4" xlink:type="simple">[5]</text:a> <text:a xlink:href="https://civilization.fandom.com/wiki/Civilization_VI:_Gathering_Storm" xlink:type="simple"> </text:a> </text:p>
          </table:table-cell>
          <table:table-cell office:value-type="string" calcext:value-type="string">
            <text:p>f</text:p>
          </table:table-cell>
          <table:covered-table-cell table:number-columns-repeated="3" table:style-name="Default"/>
        </table:table-row>
        <table:table-row table:style-name="ro4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Ethiopia Pack</text:p>
          </table:table-cell>
          <table:table-cell table:style-name="ce17" office:value-type="date" office:date-value="2020-07-23" calcext:value-type="date">
            <text:p>2020-07-23</text:p>
          </table:table-cell>
          <table:table-cell office:value-type="string" calcext:value-type="string">
            <text:p><text:a xlink:href="https://civilization.fandom.com/wiki/Ethiopian_(Civ6)" xlink:type="simple">Ethiopian</text:a><text:a xlink:href="https://civilization.fandom.com/wiki/Civilizations_(Civ6)?action=edit&amp;section=1#cite_note-:10-5" xlink:type="simple">[6]</text:a> </text:p>
          </table:table-cell>
          <table:table-cell office:value-type="string" calcext:value-type="string">
            <text:p><text:a xlink:href="https://civilization.fandom.com/wiki/Menelik_II_(Civ6)" xlink:type="simple"> </text:a> <text:a xlink:href="https://civilization.fandom.com/wiki/Menelik_II_(Civ6)" xlink:type="simple">Menelik II</text:a><text:a xlink:href="https://civilization.fandom.com/wiki/Civilizations_(Civ6)?action=edit&amp;section=1#cite_note-:10-5" xlink:type="simple">[6]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Aksumite Legacy </text:p>
          </table:table-cell>
          <table:table-cell office:value-type="string" calcext:value-type="string">
            <text:p><text:a xlink:href="https://civilization.fandom.com/wiki/Oromo_Cavalry_(Civ6)" xlink:type="simple">Oromo Cavalry</text:a> </text:p>
          </table:table-cell>
          <table:table-cell office:value-type="string" calcext:value-type="string">
            <text:p><text:a xlink:href="https://civilization.fandom.com/wiki/Rock-Hewn_Church_(Civ6)" xlink:type="simple">Rock-Hewn Church</text:a> </text:p>
          </table:table-cell>
        </table:table-row>
        <table:table-row table:style-name="ro5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 table:number-columns-spanned="1" table:number-rows-spanned="2">
            <text:p><text:a xlink:href="https://civilization.fandom.com/wiki/French_(Civ6)" xlink:type="simple">French</text:a> </text:p>
          </table:table-cell>
          <table:table-cell office:value-type="string" calcext:value-type="string">
            <text:p><text:a xlink:href="https://civilization.fandom.com/wiki/Catherine_de_Medici_(Civ6)" xlink:type="simple"> </text:a> <text:a xlink:href="https://civilization.fandom.com/wiki/Catherine_de_Medici_(Civ6)" xlink:type="simple">Catherine de Medici</text:a> </text:p>
          </table:table-cell>
          <table:table-cell office:value-type="string" calcext:value-type="string">
            <text:p>f</text:p>
          </table:table-cell>
          <table:table-cell office:value-type="string" calcext:value-type="string" table:number-columns-spanned="1" table:number-rows-spanned="2">
            <text:p> [<text:a xlink:href="https://civilization.fandom.com/wiki/Civilizations_(Civ6)?action=edit&amp;section=1#" xlink:type="simple">Expand</text:a>] Grand Tour </text:p>
          </table:table-cell>
          <table:table-cell office:value-type="string" calcext:value-type="string" table:number-columns-spanned="1" table:number-rows-spanned="2">
            <text:p><text:a xlink:href="https://civilization.fandom.com/wiki/Garde_Impériale_(Civ6)" xlink:type="simple">Garde Impériale</text:a> </text:p>
          </table:table-cell>
          <table:table-cell office:value-type="string" calcext:value-type="string" table:number-columns-spanned="1" table:number-rows-spanned="2">
            <text:p><text:a xlink:href="https://civilization.fandom.com/wiki/Château_(Civ6)" xlink:type="simple">Château</text:a> </text:p>
          </table:table-cell>
        </table:table-row>
        <table:table-row table:style-name="ro4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Rise and Fall</text:p>
          </table:table-cell>
          <table:table-cell office:value-type="string" calcext:value-type="string">
            <text:p>2018-02-08</text:p>
          </table:table-cell>
          <table:covered-table-cell table:style-name="Default"/>
          <table:table-cell office:value-type="string" calcext:value-type="string">
            <text:p><text:a xlink:href="https://civilization.fandom.com/wiki/Eleanor_of_Aquitaine_(French)_(Civ6)" xlink:type="simple"> </text:a> <text:a xlink:href="https://civilization.fandom.com/wiki/Eleanor_of_Aquitaine_(French)_(Civ6)" xlink:type="simple">Eleanor of Aquitaine (French)</text:a><text:a xlink:href="https://civilization.fandom.com/wiki/Civilizations_(Civ6)?action=edit&amp;section=1#cite_note-:6-4" xlink:type="simple">[5]</text:a> <text:a xlink:href="https://civilization.fandom.com/wiki/Civilization_VI:_Gathering_Storm" xlink:type="simple"> </text:a> </text:p>
          </table:table-cell>
          <table:table-cell office:value-type="string" calcext:value-type="string">
            <text:p>f</text:p>
          </table:table-cell>
          <table:covered-table-cell table:number-columns-repeated="3" table:style-name="Default"/>
        </table:table-row>
        <table:table-row table:style-name="ro4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Byzantium &amp; Gaul Pack</text:p>
          </table:table-cell>
          <table:table-cell table:style-name="ce17" office:value-type="date" office:date-value="2020-09-24" calcext:value-type="date">
            <text:p>2020-09-24</text:p>
          </table:table-cell>
          <table:table-cell office:value-type="string" calcext:value-type="string">
            <text:p><text:a xlink:href="https://civilization.fandom.com/wiki/Gaulish_(Civ6)" xlink:type="simple">Gallic</text:a><text:a xlink:href="https://civilization.fandom.com/wiki/Civilizations_(Civ6)?action=edit&amp;section=1#cite_note-:11-2" xlink:type="simple">[3]</text:a> </text:p>
          </table:table-cell>
          <table:table-cell office:value-type="string" calcext:value-type="string">
            <text:p><text:a xlink:href="https://civilization.fandom.com/wiki/Ambiorix_(Civ6)" xlink:type="simple"> </text:a> <text:a xlink:href="https://civilization.fandom.com/wiki/Ambiorix_(Civ6)" xlink:type="simple">Ambiorix</text:a><text:a xlink:href="https://civilization.fandom.com/wiki/Civilizations_(Civ6)?action=edit&amp;section=1#cite_note-:11-2" xlink:type="simple">[3]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Hallstatt Culture </text:p>
          </table:table-cell>
          <table:table-cell office:value-type="string" calcext:value-type="string">
            <text:p><text:a xlink:href="https://civilization.fandom.com/wiki/Gaesatae_(Civ6)" xlink:type="simple">Gaesatae</text:a> </text:p>
          </table:table-cell>
          <table:table-cell office:value-type="string" calcext:value-type="string">
            <text:p><text:a xlink:href="https://civilization.fandom.com/wiki/Oppidum_(Civ6)" xlink:type="simple">Oppidum</text:a> </text:p>
          </table:table-cell>
        </table:table-row>
        <table:table-row table:style-name="ro4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Rise and Fall</text:p>
          </table:table-cell>
          <table:table-cell office:value-type="string" calcext:value-type="string">
            <text:p>2018-02-08</text:p>
          </table:table-cell>
          <table:table-cell office:value-type="string" calcext:value-type="string">
            <text:p><text:a xlink:href="https://civilization.fandom.com/wiki/Georgian_(Civ6)" xlink:type="simple">Georgian</text:a> <text:a xlink:href="https://civilization.fandom.com/wiki/Civilization_VI:_Rise_and_Fall" xlink:type="simple"> </text:a> </text:p>
          </table:table-cell>
          <table:table-cell office:value-type="string" calcext:value-type="string">
            <text:p><text:a xlink:href="https://civilization.fandom.com/wiki/Tamar_(Civ6)" xlink:type="simple"> </text:a> <text:a xlink:href="https://civilization.fandom.com/wiki/Tamar_(Civ6)" xlink:type="simple">Tamar</text:a> <text:a xlink:href="https://civilization.fandom.com/wiki/Civilization_VI:_Rise_and_Fall" xlink:type="simple"> </text:a>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Strength in Unity </text:p>
          </table:table-cell>
          <table:table-cell office:value-type="string" calcext:value-type="string">
            <text:p><text:a xlink:href="https://civilization.fandom.com/wiki/Khevsur_(Civ6)" xlink:type="simple">Khevsur</text:a> </text:p>
          </table:table-cell>
          <table:table-cell office:value-type="string" calcext:value-type="string">
            <text:p><text:a xlink:href="https://civilization.fandom.com/wiki/Tsikhe_(Civ6)" xlink:type="simple">Tsikhe</text:a> </text:p>
          </table:table-cell>
        </table:table-row>
        <table:table-row table:style-name="ro4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>
            <text:p><text:a xlink:href="https://civilization.fandom.com/wiki/German_(Civ6)" xlink:type="simple">German</text:a> </text:p>
          </table:table-cell>
          <table:table-cell office:value-type="string" calcext:value-type="string">
            <text:p><text:a xlink:href="https://civilization.fandom.com/wiki/Frederick_Barbarossa_(Civ6)" xlink:type="simple"> </text:a> <text:a xlink:href="https://civilization.fandom.com/wiki/Frederick_Barbarossa_(Civ6)" xlink:type="simple">Frederick Barbarossa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Free Imperial Cities </text:p>
          </table:table-cell>
          <table:table-cell office:value-type="string" calcext:value-type="string">
            <text:p><text:a xlink:href="https://civilization.fandom.com/wiki/U-Boat_(Civ6)" xlink:type="simple">U-Boat</text:a> </text:p>
          </table:table-cell>
          <table:table-cell office:value-type="string" calcext:value-type="string">
            <text:p><text:a xlink:href="https://civilization.fandom.com/wiki/Hansa_(Civ6)" xlink:type="simple">Hansa</text:a> </text:p>
          </table:table-cell>
        </table:table-row>
        <table:table-row table:style-name="ro4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Maya &amp; Gran Colombia Pack</text:p>
          </table:table-cell>
          <table:table-cell table:style-name="ce17" office:value-type="date" office:date-value="2020-05-21" calcext:value-type="date">
            <text:p>2020-05-21</text:p>
          </table:table-cell>
          <table:table-cell office:value-type="string" calcext:value-type="string">
            <text:p><text:a xlink:href="https://civilization.fandom.com/wiki/Gran_Colombian_(Civ6)" xlink:type="simple">Gran Colombian</text:a><text:a xlink:href="https://civilization.fandom.com/wiki/Civilizations_(Civ6)?action=edit&amp;section=1#cite_note-:7-6" xlink:type="simple">[7]</text:a> </text:p>
          </table:table-cell>
          <table:table-cell office:value-type="string" calcext:value-type="string">
            <text:p><text:a xlink:href="https://civilization.fandom.com/wiki/Simón_Bolívar_(Civ6)" xlink:type="simple"> </text:a> <text:a xlink:href="https://civilization.fandom.com/wiki/Simón_Bolívar_(Civ6)" xlink:type="simple">Simón Bolívar</text:a><text:a xlink:href="https://civilization.fandom.com/wiki/Civilizations_(Civ6)?action=edit&amp;section=1#cite_note-:7-6" xlink:type="simple">[7]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Ejército Patriota </text:p>
          </table:table-cell>
          <table:table-cell office:value-type="string" calcext:value-type="string">
            <text:p><text:a xlink:href="https://civilization.fandom.com/wiki/Llanero_(Civ6)" xlink:type="simple">Llanero</text:a> </text:p>
          </table:table-cell>
          <table:table-cell office:value-type="string" calcext:value-type="string">
            <text:p><text:a xlink:href="https://civilization.fandom.com/wiki/Hacienda_(Civ6)" xlink:type="simple">Hacienda</text:a> </text:p>
          </table:table-cell>
        </table:table-row>
        <table:table-row table:style-name="ro5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 table:number-columns-spanned="1" table:number-rows-spanned="2">
            <text:p><text:a xlink:href="https://civilization.fandom.com/wiki/Greek_(Civ6)" xlink:type="simple">Greek</text:a> </text:p>
          </table:table-cell>
          <table:table-cell office:value-type="string" calcext:value-type="string">
            <text:p><text:a xlink:href="https://civilization.fandom.com/wiki/Pericles_(Civ6)" xlink:type="simple"> </text:a> <text:a xlink:href="https://civilization.fandom.com/wiki/Pericles_(Civ6)" xlink:type="simple">Pericles</text:a> </text:p>
          </table:table-cell>
          <table:table-cell office:value-type="string" calcext:value-type="string">
            <text:p>m</text:p>
          </table:table-cell>
          <table:table-cell office:value-type="string" calcext:value-type="string" table:number-columns-spanned="1" table:number-rows-spanned="2">
            <text:p> [<text:a xlink:href="https://civilization.fandom.com/wiki/Civilizations_(Civ6)?action=edit&amp;section=1#" xlink:type="simple">Expand</text:a>] Plato's Republic </text:p>
          </table:table-cell>
          <table:table-cell office:value-type="string" calcext:value-type="string" table:number-columns-spanned="1" table:number-rows-spanned="2">
            <text:p><text:a xlink:href="https://civilization.fandom.com/wiki/Hoplite_(Civ6)" xlink:type="simple">Hoplite</text:a> </text:p>
          </table:table-cell>
          <table:table-cell office:value-type="string" calcext:value-type="string" table:number-columns-spanned="1" table:number-rows-spanned="2">
            <text:p><text:a xlink:href="https://civilization.fandom.com/wiki/Acropolis_(Civ6)" xlink:type="simple">Acropolis</text:a> </text:p>
          </table:table-cell>
        </table:table-row>
        <table:table-row table:style-name="ro5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covered-table-cell table:style-name="Default"/>
          <table:table-cell office:value-type="string" calcext:value-type="string">
            <text:p><text:a xlink:href="https://civilization.fandom.com/wiki/Gorgo_(Civ6)" xlink:type="simple"> </text:a> <text:a xlink:href="https://civilization.fandom.com/wiki/Gorgo_(Civ6)" xlink:type="simple">Gorgo</text:a> </text:p>
          </table:table-cell>
          <table:table-cell office:value-type="string" calcext:value-type="string">
            <text:p>f</text:p>
          </table:table-cell>
          <table:covered-table-cell table:number-columns-repeated="3" table:style-name="Default"/>
        </table:table-row>
        <table:table-row table:style-name="ro4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Gathering Storm</text:p>
          </table:table-cell>
          <table:table-cell office:value-type="string" calcext:value-type="string">
            <text:p>2019-02-14</text:p>
          </table:table-cell>
          <table:table-cell office:value-type="string" calcext:value-type="string">
            <text:p><text:a xlink:href="https://civilization.fandom.com/wiki/Hungarian_(Civ6)" xlink:type="simple">Hungarian</text:a> <text:a xlink:href="https://civilization.fandom.com/wiki/Civilization_VI:_Gathering_Storm" xlink:type="simple"> </text:a> </text:p>
          </table:table-cell>
          <table:table-cell office:value-type="string" calcext:value-type="string">
            <text:p><text:a xlink:href="https://civilization.fandom.com/wiki/Matthias_Corvinus_(Civ6)" xlink:type="simple"> </text:a> <text:a xlink:href="https://civilization.fandom.com/wiki/Matthias_Corvinus_(Civ6)" xlink:type="simple">Matthias Corvinus</text:a> <text:a xlink:href="https://civilization.fandom.com/wiki/Civilization_VI:_Gathering_Storm" xlink:type="simple"> 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Pearl of the Danube </text:p>
          </table:table-cell>
          <table:table-cell office:value-type="string" calcext:value-type="string">
            <text:p><text:a xlink:href="https://civilization.fandom.com/wiki/Huszár_(Civ6)" xlink:type="simple">Huszár</text:a> </text:p>
          </table:table-cell>
          <table:table-cell office:value-type="string" calcext:value-type="string">
            <text:p><text:a xlink:href="https://civilization.fandom.com/wiki/Thermal_Bath_(Civ6)" xlink:type="simple">Thermal Bath</text:a> </text:p>
          </table:table-cell>
        </table:table-row>
        <table:table-row table:style-name="ro5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Gathering Storm</text:p>
          </table:table-cell>
          <table:table-cell office:value-type="string" calcext:value-type="string">
            <text:p>2019-02-14</text:p>
          </table:table-cell>
          <table:table-cell office:value-type="string" calcext:value-type="string">
            <text:p><text:a xlink:href="https://civilization.fandom.com/wiki/Incan_(Civ6)" xlink:type="simple">Incan</text:a> <text:a xlink:href="https://civilization.fandom.com/wiki/Civilization_VI:_Gathering_Storm" xlink:type="simple"> </text:a> </text:p>
          </table:table-cell>
          <table:table-cell office:value-type="string" calcext:value-type="string">
            <text:p><text:a xlink:href="https://civilization.fandom.com/wiki/Pachacuti_(Civ6)" xlink:type="simple"> </text:a> <text:a xlink:href="https://civilization.fandom.com/wiki/Pachacuti_(Civ6)" xlink:type="simple">Pachacuti</text:a> <text:a xlink:href="https://civilization.fandom.com/wiki/Civilization_VI:_Gathering_Storm" xlink:type="simple"> 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Mit'a </text:p>
          </table:table-cell>
          <table:table-cell office:value-type="string" calcext:value-type="string">
            <text:p><text:a xlink:href="https://civilization.fandom.com/wiki/Warak%27aq_(Civ6)" xlink:type="simple">Warak'aq</text:a> </text:p>
          </table:table-cell>
          <table:table-cell office:value-type="string" calcext:value-type="string">
            <text:p><text:a xlink:href="https://civilization.fandom.com/wiki/Terrace_Farm_(Civ6)" xlink:type="simple">Terrace Farm</text:a> </text:p>
          </table:table-cell>
        </table:table-row>
        <table:table-row table:style-name="ro5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 table:number-columns-spanned="1" table:number-rows-spanned="2">
            <text:p><text:a xlink:href="https://civilization.fandom.com/wiki/Indian_(Civ6)" xlink:type="simple">Indian</text:a> </text:p>
          </table:table-cell>
          <table:table-cell office:value-type="string" calcext:value-type="string">
            <text:p><text:a xlink:href="https://civilization.fandom.com/wiki/Gandhi_(Civ6)" xlink:type="simple"> </text:a> <text:a xlink:href="https://civilization.fandom.com/wiki/Gandhi_(Civ6)" xlink:type="simple">Gandhi</text:a> </text:p>
          </table:table-cell>
          <table:table-cell office:value-type="string" calcext:value-type="string">
            <text:p>m</text:p>
          </table:table-cell>
          <table:table-cell office:value-type="string" calcext:value-type="string" table:number-columns-spanned="1" table:number-rows-spanned="2">
            <text:p> [<text:a xlink:href="https://civilization.fandom.com/wiki/Civilizations_(Civ6)?action=edit&amp;section=1#" xlink:type="simple">Expand</text:a>] Dharma </text:p>
          </table:table-cell>
          <table:table-cell office:value-type="string" calcext:value-type="string" table:number-columns-spanned="1" table:number-rows-spanned="2">
            <text:p><text:a xlink:href="https://civilization.fandom.com/wiki/Varu_(Civ6)" xlink:type="simple">Varu</text:a> </text:p>
          </table:table-cell>
          <table:table-cell office:value-type="string" calcext:value-type="string" table:number-columns-spanned="1" table:number-rows-spanned="2">
            <text:p><text:a xlink:href="https://civilization.fandom.com/wiki/Stepwell_(Civ6)" xlink:type="simple">Stepwell</text:a> </text:p>
          </table:table-cell>
        </table:table-row>
        <table:table-row table:style-name="ro5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Rise and Fall</text:p>
          </table:table-cell>
          <table:table-cell office:value-type="string" calcext:value-type="string">
            <text:p>2018-02-08</text:p>
          </table:table-cell>
          <table:covered-table-cell table:style-name="Default"/>
          <table:table-cell office:value-type="string" calcext:value-type="string">
            <text:p><text:a xlink:href="https://civilization.fandom.com/wiki/Chandragupta_(Civ6)" xlink:type="simple"> </text:a> <text:a xlink:href="https://civilization.fandom.com/wiki/Chandragupta_(Civ6)" xlink:type="simple">Chandragupta</text:a> <text:a xlink:href="https://civilization.fandom.com/wiki/Civilization_VI:_Rise_and_Fall" xlink:type="simple"> </text:a> </text:p>
          </table:table-cell>
          <table:table-cell office:value-type="string" calcext:value-type="string">
            <text:p>m</text:p>
          </table:table-cell>
          <table:covered-table-cell table:number-columns-repeated="3" table:style-name="Default"/>
        </table:table-row>
        <table:table-row table:style-name="ro4">
          <table:table-cell office:value-type="string" calcext:value-type="string">
            <text:p>Civ VI</text:p>
          </table:table-cell>
          <table:table-cell office:value-type="string" calcext:value-type="string">
            <text:p>Khmer &amp; Indonesia Civilization &amp; Scenario Pack</text:p>
          </table:table-cell>
          <table:table-cell table:style-name="ce17" office:value-type="date" office:date-value="2017-10-19" calcext:value-type="date">
            <text:p>2017-10-19</text:p>
          </table:table-cell>
          <table:table-cell office:value-type="string" calcext:value-type="string">
            <text:p><text:a xlink:href="https://civilization.fandom.com/wiki/Indonesian_(Civ6)" xlink:type="simple">Indonesian</text:a><text:a xlink:href="https://civilization.fandom.com/wiki/Civilizations_(Civ6)?action=edit&amp;section=1#cite_note-:5-7" xlink:type="simple">[8]</text:a> </text:p>
          </table:table-cell>
          <table:table-cell office:value-type="string" calcext:value-type="string">
            <text:p><text:a xlink:href="https://civilization.fandom.com/wiki/Gitarja_(Civ6)" xlink:type="simple"> </text:a> <text:a xlink:href="https://civilization.fandom.com/wiki/Gitarja_(Civ6)" xlink:type="simple">Gitarja</text:a><text:a xlink:href="https://civilization.fandom.com/wiki/Civilizations_(Civ6)?action=edit&amp;section=1#cite_note-:5-7" xlink:type="simple">[8]</text:a>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Great Nusantara </text:p>
          </table:table-cell>
          <table:table-cell office:value-type="string" calcext:value-type="string">
            <text:p><text:a xlink:href="https://civilization.fandom.com/wiki/Jong_(Civ6)" xlink:type="simple">Jong</text:a> </text:p>
          </table:table-cell>
          <table:table-cell office:value-type="string" calcext:value-type="string">
            <text:p><text:a xlink:href="https://civilization.fandom.com/wiki/Kampung_(Civ6)" xlink:type="simple">Kampung</text:a> </text:p>
          </table:table-cell>
        </table:table-row>
        <table:table-row table:style-name="ro4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>
            <text:p><text:a xlink:href="https://civilization.fandom.com/wiki/Japanese_(Civ6)" xlink:type="simple">Japanese</text:a> </text:p>
          </table:table-cell>
          <table:table-cell office:value-type="string" calcext:value-type="string">
            <text:p><text:a xlink:href="https://civilization.fandom.com/wiki/Hojo_Tokimune_(Civ6)" xlink:type="simple"> </text:a> <text:a xlink:href="https://civilization.fandom.com/wiki/Hojo_Tokimune_(Civ6)" xlink:type="simple">Hojo Tokimune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Meiji Restoration </text:p>
          </table:table-cell>
          <table:table-cell office:value-type="string" calcext:value-type="string">
            <text:p><text:a xlink:href="https://civilization.fandom.com/wiki/Samurai_(Civ6)" xlink:type="simple">Samurai</text:a> </text:p>
          </table:table-cell>
          <table:table-cell office:value-type="string" calcext:value-type="string">
            <text:p><text:a xlink:href="https://civilization.fandom.com/wiki/Electronics_Factory_(Civ6)" xlink:type="simple">Electronics Factory</text:a> </text:p>
          </table:table-cell>
        </table:table-row>
        <table:table-row table:style-name="ro5">
          <table:table-cell office:value-type="string" calcext:value-type="string">
            <text:p>Civ VI</text:p>
          </table:table-cell>
          <table:table-cell office:value-type="string" calcext:value-type="string">
            <text:p>Khmer &amp; Indonesia Civilization &amp; Scenario Pack</text:p>
          </table:table-cell>
          <table:table-cell table:style-name="ce17" office:value-type="date" office:date-value="2017-10-19" calcext:value-type="date">
            <text:p>2017-10-19</text:p>
          </table:table-cell>
          <table:table-cell office:value-type="string" calcext:value-type="string">
            <text:p><text:a xlink:href="https://civilization.fandom.com/wiki/Khmer_(Civ6)" xlink:type="simple">Khmer</text:a><text:a xlink:href="https://civilization.fandom.com/wiki/Civilizations_(Civ6)?action=edit&amp;section=1#cite_note-:5-7" xlink:type="simple">[8]</text:a> </text:p>
          </table:table-cell>
          <table:table-cell office:value-type="string" calcext:value-type="string">
            <text:p><text:a xlink:href="https://civilization.fandom.com/wiki/Jayavarman_VII_(Civ6)" xlink:type="simple"> </text:a> <text:a xlink:href="https://civilization.fandom.com/wiki/Jayavarman_VII_(Civ6)" xlink:type="simple">Jayavarman VII</text:a><text:a xlink:href="https://civilization.fandom.com/wiki/Civilizations_(Civ6)?action=edit&amp;section=1#cite_note-:5-7" xlink:type="simple">[8]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Grand Barays </text:p>
          </table:table-cell>
          <table:table-cell office:value-type="string" calcext:value-type="string">
            <text:p><text:a xlink:href="https://civilization.fandom.com/wiki/Domrey_(Civ6)" xlink:type="simple">Domrey</text:a> </text:p>
          </table:table-cell>
          <table:table-cell office:value-type="string" calcext:value-type="string">
            <text:p><text:a xlink:href="https://civilization.fandom.com/wiki/Prasat_(Civ6)" xlink:type="simple">Prasat</text:a> </text:p>
          </table:table-cell>
        </table:table-row>
        <table:table-row table:style-name="ro5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>
            <text:p><text:a xlink:href="https://civilization.fandom.com/wiki/Kongolese_(Civ6)" xlink:type="simple">Kongolese</text:a> </text:p>
          </table:table-cell>
          <table:table-cell office:value-type="string" calcext:value-type="string">
            <text:p><text:a xlink:href="https://civilization.fandom.com/wiki/Mvemba_a_Nzinga_(Civ6)" xlink:type="simple"> </text:a> <text:a xlink:href="https://civilization.fandom.com/wiki/Mvemba_a_Nzinga_(Civ6)" xlink:type="simple">Mvemba a Nzinga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Nkisi </text:p>
          </table:table-cell>
          <table:table-cell office:value-type="string" calcext:value-type="string">
            <text:p><text:a xlink:href="https://civilization.fandom.com/wiki/Ngao_Mbeba_(Civ6)" xlink:type="simple">Ngao Mbeba</text:a> </text:p>
          </table:table-cell>
          <table:table-cell office:value-type="string" calcext:value-type="string">
            <text:p><text:a xlink:href="https://civilization.fandom.com/wiki/Mbanza_(Civ6)" xlink:type="simple">Mbanza</text:a> </text:p>
          </table:table-cell>
        </table:table-row>
        <table:table-row table:style-name="ro4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Rise and Fall</text:p>
          </table:table-cell>
          <table:table-cell office:value-type="string" calcext:value-type="string">
            <text:p>2018-02-08</text:p>
          </table:table-cell>
          <table:table-cell office:value-type="string" calcext:value-type="string">
            <text:p><text:a xlink:href="https://civilization.fandom.com/wiki/Korean_(Civ6)" xlink:type="simple">Korean</text:a> <text:a xlink:href="https://civilization.fandom.com/wiki/Civilization_VI:_Rise_and_Fall" xlink:type="simple"> </text:a> </text:p>
          </table:table-cell>
          <table:table-cell office:value-type="string" calcext:value-type="string">
            <text:p><text:a xlink:href="https://civilization.fandom.com/wiki/Seondeok_(Civ6)" xlink:type="simple"> </text:a> <text:a xlink:href="https://civilization.fandom.com/wiki/Seondeok_(Civ6)" xlink:type="simple">Seondeok</text:a> <text:a xlink:href="https://civilization.fandom.com/wiki/Civilization_VI:_Rise_and_Fall" xlink:type="simple"> </text:a>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Three Kingdoms </text:p>
          </table:table-cell>
          <table:table-cell office:value-type="string" calcext:value-type="string">
            <text:p><text:a xlink:href="https://civilization.fandom.com/wiki/Hwacha_(Civ6)" xlink:type="simple">Hwacha</text:a> </text:p>
          </table:table-cell>
          <table:table-cell office:value-type="string" calcext:value-type="string">
            <text:p><text:a xlink:href="https://civilization.fandom.com/wiki/Seowon_(Civ6)" xlink:type="simple">Seowon</text:a> </text:p>
          </table:table-cell>
        </table:table-row>
        <table:table-row table:style-name="ro4">
          <table:table-cell office:value-type="string" calcext:value-type="string">
            <text:p>Civ VI</text:p>
          </table:table-cell>
          <table:table-cell office:value-type="string" calcext:value-type="string">
            <text:p>Persia and Macedon Civilization &amp; Scenario Pack </text:p>
          </table:table-cell>
          <table:table-cell table:style-name="ce17" office:value-type="date" office:date-value="2017-03-28" calcext:value-type="date">
            <text:p>2017-03-28</text:p>
          </table:table-cell>
          <table:table-cell office:value-type="string" calcext:value-type="string">
            <text:p><text:a xlink:href="https://civilization.fandom.com/wiki/Macedonian_(Civ6)" xlink:type="simple">Macedonian</text:a><text:a xlink:href="https://civilization.fandom.com/wiki/Civilizations_(Civ6)?action=edit&amp;section=1#cite_note-:3-8" xlink:type="simple">[9]</text:a> </text:p>
          </table:table-cell>
          <table:table-cell office:value-type="string" calcext:value-type="string">
            <text:p><text:a xlink:href="https://civilization.fandom.com/wiki/Alexander_(Civ6)" xlink:type="simple"> </text:a> <text:a xlink:href="https://civilization.fandom.com/wiki/Alexander_(Civ6)" xlink:type="simple">Alexander</text:a><text:a xlink:href="https://civilization.fandom.com/wiki/Civilizations_(Civ6)?action=edit&amp;section=1#cite_note-:3-8" xlink:type="simple">[9]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Hellenistic Fusion </text:p>
          </table:table-cell>
          <table:table-cell office:value-type="string" calcext:value-type="string">
            <text:p><text:a xlink:href="https://civilization.fandom.com/wiki/Hypaspist_(Civ6)" xlink:type="simple">Hypaspist</text:a> </text:p>
          </table:table-cell>
          <table:table-cell office:value-type="string" calcext:value-type="string">
            <text:p><text:a xlink:href="https://civilization.fandom.com/wiki/Basilikoi_Paides_(Civ6)" xlink:type="simple">Basilikoi Paides</text:a> </text:p>
          </table:table-cell>
        </table:table-row>
        <table:table-row table:style-name="ro4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Gathering Storm</text:p>
          </table:table-cell>
          <table:table-cell office:value-type="string" calcext:value-type="string">
            <text:p>2019-02-14</text:p>
          </table:table-cell>
          <table:table-cell office:value-type="string" calcext:value-type="string">
            <text:p><text:a xlink:href="https://civilization.fandom.com/wiki/Malian_(Civ6)" xlink:type="simple">Malian</text:a> <text:a xlink:href="https://civilization.fandom.com/wiki/Civilization_VI:_Gathering_Storm" xlink:type="simple"> </text:a> </text:p>
          </table:table-cell>
          <table:table-cell office:value-type="string" calcext:value-type="string">
            <text:p><text:a xlink:href="https://civilization.fandom.com/wiki/Mansa_Musa_(Civ6)" xlink:type="simple"> </text:a> <text:a xlink:href="https://civilization.fandom.com/wiki/Mansa_Musa_(Civ6)" xlink:type="simple">Mansa Musa</text:a> <text:a xlink:href="https://civilization.fandom.com/wiki/Civilization_VI:_Gathering_Storm" xlink:type="simple"> 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Songs of the Jeli </text:p>
          </table:table-cell>
          <table:table-cell office:value-type="string" calcext:value-type="string">
            <text:p><text:a xlink:href="https://civilization.fandom.com/wiki/Mandekalu_Cavalry_(Civ6)" xlink:type="simple">Mandekalu Cavalry</text:a> </text:p>
          </table:table-cell>
          <table:table-cell office:value-type="string" calcext:value-type="string">
            <text:p><text:a xlink:href="https://civilization.fandom.com/wiki/Suguba_(Civ6)" xlink:type="simple">Suguba</text:a> </text:p>
          </table:table-cell>
        </table:table-row>
        <table:table-row table:style-name="ro5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Gathering Storm</text:p>
          </table:table-cell>
          <table:table-cell office:value-type="string" calcext:value-type="string">
            <text:p>2019-02-14</text:p>
          </table:table-cell>
          <table:table-cell office:value-type="string" calcext:value-type="string">
            <text:p><text:a xlink:href="https://civilization.fandom.com/wiki/Māori_(Civ6)" xlink:type="simple">Māori</text:a> <text:a xlink:href="https://civilization.fandom.com/wiki/Civilization_VI:_Gathering_Storm" xlink:type="simple"> </text:a> </text:p>
          </table:table-cell>
          <table:table-cell office:value-type="string" calcext:value-type="string">
            <text:p><text:a xlink:href="https://civilization.fandom.com/wiki/Kupe_(Civ6)" xlink:type="simple"> </text:a> <text:a xlink:href="https://civilization.fandom.com/wiki/Kupe_(Civ6)" xlink:type="simple">Kupe</text:a> <text:a xlink:href="https://civilization.fandom.com/wiki/Civilization_VI:_Gathering_Storm" xlink:type="simple"> 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Mana </text:p>
          </table:table-cell>
          <table:table-cell office:value-type="string" calcext:value-type="string">
            <text:p><text:a xlink:href="https://civilization.fandom.com/wiki/Toa_(Civ6)" xlink:type="simple">Toa</text:a> </text:p>
          </table:table-cell>
          <table:table-cell office:value-type="string" calcext:value-type="string">
            <text:p><text:a xlink:href="https://civilization.fandom.com/wiki/Marae_(Civ6)" xlink:type="simple">Marae</text:a> </text:p>
          </table:table-cell>
        </table:table-row>
        <table:table-row table:style-name="ro5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Rise and Fall</text:p>
          </table:table-cell>
          <table:table-cell office:value-type="string" calcext:value-type="string">
            <text:p>2018-02-08</text:p>
          </table:table-cell>
          <table:table-cell office:value-type="string" calcext:value-type="string">
            <text:p><text:a xlink:href="https://civilization.fandom.com/wiki/Mapuche_(Civ6)" xlink:type="simple">Mapuche</text:a> <text:a xlink:href="https://civilization.fandom.com/wiki/Civilization_VI:_Rise_and_Fall" xlink:type="simple"> </text:a> </text:p>
          </table:table-cell>
          <table:table-cell office:value-type="string" calcext:value-type="string">
            <text:p><text:a xlink:href="https://civilization.fandom.com/wiki/Lautaro_(Civ6)" xlink:type="simple"> </text:a> <text:a xlink:href="https://civilization.fandom.com/wiki/Lautaro_(Civ6)" xlink:type="simple">Lautaro</text:a> <text:a xlink:href="https://civilization.fandom.com/wiki/Civilization_VI:_Rise_and_Fall" xlink:type="simple"> 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Toqui </text:p>
          </table:table-cell>
          <table:table-cell office:value-type="string" calcext:value-type="string">
            <text:p><text:a xlink:href="https://civilization.fandom.com/wiki/Malón_Raider_(Civ6)" xlink:type="simple">Malón Raider</text:a> </text:p>
          </table:table-cell>
          <table:table-cell office:value-type="string" calcext:value-type="string">
            <text:p><text:a xlink:href="https://civilization.fandom.com/wiki/Chemamull_(Civ6)" xlink:type="simple">Chemamull</text:a> </text:p>
          </table:table-cell>
        </table:table-row>
        <table:table-row table:style-name="ro5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Maya &amp; Gran Colombia Pack</text:p>
          </table:table-cell>
          <table:table-cell table:style-name="ce17" office:value-type="date" office:date-value="2020-05-21" calcext:value-type="date">
            <text:p>2020-05-21</text:p>
          </table:table-cell>
          <table:table-cell office:value-type="string" calcext:value-type="string">
            <text:p><text:a xlink:href="https://civilization.fandom.com/wiki/Mayan_(Civ6)" xlink:type="simple">Mayan</text:a><text:a xlink:href="https://civilization.fandom.com/wiki/Civilizations_(Civ6)?action=edit&amp;section=1#cite_note-:7-6" xlink:type="simple">[7]</text:a> </text:p>
          </table:table-cell>
          <table:table-cell office:value-type="string" calcext:value-type="string">
            <text:p><text:a xlink:href="https://civilization.fandom.com/wiki/Lady_Six_Sky_(Civ6)" xlink:type="simple"> </text:a> <text:a xlink:href="https://civilization.fandom.com/wiki/Lady_Six_Sky_(Civ6)" xlink:type="simple">Lady Six Sky</text:a><text:a xlink:href="https://civilization.fandom.com/wiki/Civilizations_(Civ6)?action=edit&amp;section=1#cite_note-:7-6" xlink:type="simple">[7]</text:a>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Mayab </text:p>
          </table:table-cell>
          <table:table-cell office:value-type="string" calcext:value-type="string">
            <text:p><text:a xlink:href="https://civilization.fandom.com/wiki/Hul%27che_(Civ6)" xlink:type="simple">Hul'che</text:a> </text:p>
          </table:table-cell>
          <table:table-cell office:value-type="string" calcext:value-type="string">
            <text:p><text:a xlink:href="https://civilization.fandom.com/wiki/Observatory_(Civ6)" xlink:type="simple">Observatory</text:a> </text:p>
          </table:table-cell>
        </table:table-row>
        <table:table-row table:style-name="ro5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Rise and Fall</text:p>
          </table:table-cell>
          <table:table-cell office:value-type="string" calcext:value-type="string">
            <text:p>2018-02-08</text:p>
          </table:table-cell>
          <table:table-cell office:value-type="string" calcext:value-type="string">
            <text:p><text:a xlink:href="https://civilization.fandom.com/wiki/Mongolian_(Civ6)" xlink:type="simple">Mongolian</text:a> <text:a xlink:href="https://civilization.fandom.com/wiki/Civilization_VI:_Rise_and_Fall" xlink:type="simple"> </text:a> </text:p>
          </table:table-cell>
          <table:table-cell office:value-type="string" calcext:value-type="string">
            <text:p><text:a xlink:href="https://civilization.fandom.com/wiki/Genghis_Khan_(Civ6)" xlink:type="simple"> </text:a> <text:a xlink:href="https://civilization.fandom.com/wiki/Genghis_Khan_(Civ6)" xlink:type="simple">Genghis Khan</text:a> <text:a xlink:href="https://civilization.fandom.com/wiki/Civilization_VI:_Rise_and_Fall" xlink:type="simple"> 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Örtöö </text:p>
          </table:table-cell>
          <table:table-cell office:value-type="string" calcext:value-type="string">
            <text:p><text:a xlink:href="https://civilization.fandom.com/wiki/Keshig_(Civ6)" xlink:type="simple">Keshig</text:a> </text:p>
          </table:table-cell>
          <table:table-cell office:value-type="string" calcext:value-type="string">
            <text:p><text:a xlink:href="https://civilization.fandom.com/wiki/Ordu_(Civ6)" xlink:type="simple">Ordu</text:a> </text:p>
          </table:table-cell>
        </table:table-row>
        <table:table-row table:style-name="ro5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>
            <text:p><text:a xlink:href="https://civilization.fandom.com/wiki/Norwegian_(Civ6)" xlink:type="simple">Norwegian</text:a> </text:p>
          </table:table-cell>
          <table:table-cell office:value-type="string" calcext:value-type="string">
            <text:p><text:a xlink:href="https://civilization.fandom.com/wiki/Harald_Hardrada_(Civ6)" xlink:type="simple"> </text:a> <text:a xlink:href="https://civilization.fandom.com/wiki/Harald_Hardrada_(Civ6)" xlink:type="simple">Harald Hardrada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Knarr </text:p>
          </table:table-cell>
          <table:table-cell office:value-type="string" calcext:value-type="string">
            <text:p><text:a xlink:href="https://civilization.fandom.com/wiki/Berserker_(Civ6)" xlink:type="simple">Berserker</text:a> </text:p>
          </table:table-cell>
          <table:table-cell office:value-type="string" calcext:value-type="string">
            <text:p><text:a xlink:href="https://civilization.fandom.com/wiki/Stave_Church_(Civ6)" xlink:type="simple">Stave Church</text:a> </text:p>
          </table:table-cell>
        </table:table-row>
        <table:table-row table:style-name="ro5">
          <table:table-cell office:value-type="string" calcext:value-type="string">
            <text:p>Civ VI</text:p>
          </table:table-cell>
          <table:table-cell office:value-type="string" calcext:value-type="string">
            <text:p>Nubia Civilization &amp; Scenario Pack</text:p>
          </table:table-cell>
          <table:table-cell table:style-name="ce17" office:value-type="date" office:date-value="2017-07-27" calcext:value-type="date">
            <text:p>2017-07-27</text:p>
          </table:table-cell>
          <table:table-cell office:value-type="string" calcext:value-type="string">
            <text:p><text:a xlink:href="https://civilization.fandom.com/wiki/Nubian_(Civ6)" xlink:type="simple">Nubian</text:a><text:a xlink:href="https://civilization.fandom.com/wiki/Civilizations_(Civ6)?action=edit&amp;section=1#cite_note-:4-9" xlink:type="simple">[10]</text:a> </text:p>
          </table:table-cell>
          <table:table-cell office:value-type="string" calcext:value-type="string">
            <text:p><text:a xlink:href="https://civilization.fandom.com/wiki/Amanitore_(Civ6)" xlink:type="simple"> </text:a> <text:a xlink:href="https://civilization.fandom.com/wiki/Amanitore_(Civ6)" xlink:type="simple">Amanitore</text:a><text:a xlink:href="https://civilization.fandom.com/wiki/Civilizations_(Civ6)?action=edit&amp;section=1#cite_note-:4-9" xlink:type="simple">[10]</text:a>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Ta-Seti </text:p>
          </table:table-cell>
          <table:table-cell office:value-type="string" calcext:value-type="string">
            <text:p><text:a xlink:href="https://civilization.fandom.com/wiki/Pítati_Archer_(Civ6)" xlink:type="simple">Pítati Archer</text:a> </text:p>
          </table:table-cell>
          <table:table-cell office:value-type="string" calcext:value-type="string">
            <text:p><text:a xlink:href="https://civilization.fandom.com/wiki/Nubian_Pyramid_(Civ6)" xlink:type="simple">Nubian Pyramid</text:a> </text:p>
          </table:table-cell>
        </table:table-row>
        <table:table-row table:style-name="ro4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Gathering Storm</text:p>
          </table:table-cell>
          <table:table-cell office:value-type="string" calcext:value-type="string">
            <text:p>2019-02-14</text:p>
          </table:table-cell>
          <table:table-cell office:value-type="string" calcext:value-type="string">
            <text:p><text:a xlink:href="https://civilization.fandom.com/wiki/Ottoman_(Civ6)" xlink:type="simple">Ottoman</text:a> <text:a xlink:href="https://civilization.fandom.com/wiki/Civilization_VI:_Gathering_Storm" xlink:type="simple"> </text:a> </text:p>
          </table:table-cell>
          <table:table-cell office:value-type="string" calcext:value-type="string">
            <text:p><text:a xlink:href="https://civilization.fandom.com/wiki/Suleiman_(Civ6)" xlink:type="simple"> </text:a> <text:a xlink:href="https://civilization.fandom.com/wiki/Suleiman_(Civ6)" xlink:type="simple">Suleiman</text:a> <text:a xlink:href="https://civilization.fandom.com/wiki/Civilization_VI:_Gathering_Storm" xlink:type="simple"> 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Great Turkish Bombard </text:p>
          </table:table-cell>
          <table:table-cell office:value-type="string" calcext:value-type="string">
            <text:p><text:a xlink:href="https://civilization.fandom.com/wiki/Barbary_Corsair_(Civ6)" xlink:type="simple">Barbary Corsair</text:a> </text:p>
          </table:table-cell>
          <table:table-cell office:value-type="string" calcext:value-type="string">
            <text:p><text:a xlink:href="https://civilization.fandom.com/wiki/Grand_Bazaar_(Civ6)" xlink:type="simple">Grand Bazaar</text:a> </text:p>
          </table:table-cell>
        </table:table-row>
        <table:table-row table:style-name="ro4">
          <table:table-cell office:value-type="string" calcext:value-type="string">
            <text:p>Civ VI</text:p>
          </table:table-cell>
          <table:table-cell table:style-name="ce1" office:value-type="string" calcext:value-type="string">
            <text:p><text:a xlink:href="https://civilization.fandom.com/wiki/Persia_and_Macedon_Civilization_%26_Scenario_Pack_(Civ6)" xlink:type="simple">Persia and Macedon Civilization &amp; Scenario Pack</text:a> </text:p>
          </table:table-cell>
          <table:table-cell table:style-name="ce17" office:value-type="date" office:date-value="2017-03-28" calcext:value-type="date">
            <text:p>2017-03-28</text:p>
          </table:table-cell>
          <table:table-cell office:value-type="string" calcext:value-type="string">
            <text:p><text:a xlink:href="https://civilization.fandom.com/wiki/Persian_(Civ6)" xlink:type="simple">Persian</text:a><text:a xlink:href="https://civilization.fandom.com/wiki/Civilizations_(Civ6)?action=edit&amp;section=1#cite_note-:3-8" xlink:type="simple">[9]</text:a> </text:p>
          </table:table-cell>
          <table:table-cell office:value-type="string" calcext:value-type="string">
            <text:p><text:a xlink:href="https://civilization.fandom.com/wiki/Cyrus_(Civ6)" xlink:type="simple"> </text:a> <text:a xlink:href="https://civilization.fandom.com/wiki/Cyrus_(Civ6)" xlink:type="simple">Cyrus</text:a><text:a xlink:href="https://civilization.fandom.com/wiki/Civilizations_(Civ6)?action=edit&amp;section=1#cite_note-:3-8" xlink:type="simple">[9]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Satrapies </text:p>
          </table:table-cell>
          <table:table-cell office:value-type="string" calcext:value-type="string">
            <text:p><text:a xlink:href="https://civilization.fandom.com/wiki/Immortal_(Civ6)" xlink:type="simple">Immortal</text:a> </text:p>
          </table:table-cell>
          <table:table-cell office:value-type="string" calcext:value-type="string">
            <text:p><text:a xlink:href="https://civilization.fandom.com/wiki/Pairidaeza_(Civ6)" xlink:type="simple">Pairidaeza</text:a> </text:p>
          </table:table-cell>
        </table:table-row>
        <table:table-row table:style-name="ro4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Gathering Storm</text:p>
          </table:table-cell>
          <table:table-cell office:value-type="string" calcext:value-type="string">
            <text:p>2019-02-14</text:p>
          </table:table-cell>
          <table:table-cell office:value-type="string" calcext:value-type="string">
            <text:p><text:a xlink:href="https://civilization.fandom.com/wiki/Phoenician_(Civ6)" xlink:type="simple">Phoenician</text:a> <text:a xlink:href="https://civilization.fandom.com/wiki/Civilization_VI:_Gathering_Storm" xlink:type="simple"> </text:a> </text:p>
          </table:table-cell>
          <table:table-cell office:value-type="string" calcext:value-type="string">
            <text:p><text:a xlink:href="https://civilization.fandom.com/wiki/Dido_(Civ6)" xlink:type="simple"> </text:a> <text:a xlink:href="https://civilization.fandom.com/wiki/Dido_(Civ6)" xlink:type="simple">Dido</text:a> <text:a xlink:href="https://civilization.fandom.com/wiki/Civilization_VI:_Gathering_Storm" xlink:type="simple"> </text:a>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Mediterranean Colonies </text:p>
          </table:table-cell>
          <table:table-cell office:value-type="string" calcext:value-type="string">
            <text:p><text:a xlink:href="https://civilization.fandom.com/wiki/Bireme_(Civ6)" xlink:type="simple">Bireme</text:a> </text:p>
          </table:table-cell>
          <table:table-cell office:value-type="string" calcext:value-type="string">
            <text:p><text:a xlink:href="https://civilization.fandom.com/wiki/Cothon_(Civ6)" xlink:type="simple">Cothon</text:a> </text:p>
          </table:table-cell>
        </table:table-row>
        <table:table-row table:style-name="ro4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<text:s/>Poland Civilization &amp; Scenario Pack</text:p>
          </table:table-cell>
          <table:table-cell table:style-name="ce17" office:value-type="date" office:date-value="2016-12-20" calcext:value-type="date">
            <text:p>2016-12-20</text:p>
          </table:table-cell>
          <table:table-cell office:value-type="string" calcext:value-type="string">
            <text:p><text:a xlink:href="https://civilization.fandom.com/wiki/Polish_(Civ6)" xlink:type="simple">Polish</text:a><text:a xlink:href="https://civilization.fandom.com/wiki/Civilizations_(Civ6)?action=edit&amp;section=1#cite_note-:1-10" xlink:type="simple">[11]</text:a> </text:p>
          </table:table-cell>
          <table:table-cell office:value-type="string" calcext:value-type="string">
            <text:p><text:a xlink:href="https://civilization.fandom.com/wiki/Jadwiga_(Civ6)" xlink:type="simple"> </text:a> <text:a xlink:href="https://civilization.fandom.com/wiki/Jadwiga_(Civ6)" xlink:type="simple">Jadwiga</text:a><text:a xlink:href="https://civilization.fandom.com/wiki/Civilizations_(Civ6)?action=edit&amp;section=1#cite_note-:1-10" xlink:type="simple">[11]</text:a>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Golden Liberty </text:p>
          </table:table-cell>
          <table:table-cell office:value-type="string" calcext:value-type="string">
            <text:p><text:a xlink:href="https://civilization.fandom.com/wiki/Winged_Hussar_(Civ6)" xlink:type="simple">Winged Hussar</text:a> </text:p>
          </table:table-cell>
          <table:table-cell office:value-type="string" calcext:value-type="string">
            <text:p><text:a xlink:href="https://civilization.fandom.com/wiki/Sukiennice_(Civ6)" xlink:type="simple">Sukiennice</text:a> </text:p>
          </table:table-cell>
        </table:table-row>
        <table:table-row table:style-name="ro4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>
            <text:p><text:a xlink:href="https://civilization.fandom.com/wiki/Roman_(Civ6)" xlink:type="simple">Roman</text:a> </text:p>
          </table:table-cell>
          <table:table-cell office:value-type="string" calcext:value-type="string">
            <text:p><text:a xlink:href="https://civilization.fandom.com/wiki/Trajan_(Civ6)" xlink:type="simple"> </text:a> <text:a xlink:href="https://civilization.fandom.com/wiki/Trajan_(Civ6)" xlink:type="simple">Trajan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All Roads Lead to Rome </text:p>
          </table:table-cell>
          <table:table-cell office:value-type="string" calcext:value-type="string">
            <text:p><text:a xlink:href="https://civilization.fandom.com/wiki/Legion_(Civ6)" xlink:type="simple">Legion</text:a> </text:p>
          </table:table-cell>
          <table:table-cell office:value-type="string" calcext:value-type="string">
            <text:p><text:a xlink:href="https://civilization.fandom.com/wiki/Bath_(Civ6)" xlink:type="simple">Bath</text:a> </text:p>
          </table:table-cell>
        </table:table-row>
        <table:table-row table:style-name="ro5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>
            <text:p><text:a xlink:href="https://civilization.fandom.com/wiki/Russian_(Civ6)" xlink:type="simple">Russian</text:a> </text:p>
          </table:table-cell>
          <table:table-cell office:value-type="string" calcext:value-type="string">
            <text:p><text:a xlink:href="https://civilization.fandom.com/wiki/Peter_(Civ6)" xlink:type="simple"> </text:a> <text:a xlink:href="https://civilization.fandom.com/wiki/Peter_(Civ6)" xlink:type="simple">Peter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Mother Russia </text:p>
          </table:table-cell>
          <table:table-cell office:value-type="string" calcext:value-type="string">
            <text:p><text:a xlink:href="https://civilization.fandom.com/wiki/Cossack_(Civ6)" xlink:type="simple">Cossack</text:a> </text:p>
          </table:table-cell>
          <table:table-cell office:value-type="string" calcext:value-type="string">
            <text:p><text:a xlink:href="https://civilization.fandom.com/wiki/Lavra_(Civ6)" xlink:type="simple">Lavra</text:a> </text:p>
          </table:table-cell>
        </table:table-row>
        <table:table-row table:style-name="ro4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Rise and Fall</text:p>
          </table:table-cell>
          <table:table-cell office:value-type="string" calcext:value-type="string">
            <text:p>2018-02-08</text:p>
          </table:table-cell>
          <table:table-cell office:value-type="string" calcext:value-type="string">
            <text:p><text:a xlink:href="https://civilization.fandom.com/wiki/Scottish_(Civ6)" xlink:type="simple">Scottish</text:a> <text:a xlink:href="https://civilization.fandom.com/wiki/Civilization_VI:_Rise_and_Fall" xlink:type="simple"> </text:a> </text:p>
          </table:table-cell>
          <table:table-cell office:value-type="string" calcext:value-type="string">
            <text:p><text:a xlink:href="https://civilization.fandom.com/wiki/Robert_the_Bruce_(Civ6)" xlink:type="simple"> </text:a> <text:a xlink:href="https://civilization.fandom.com/wiki/Robert_the_Bruce_(Civ6)" xlink:type="simple">Robert the Bruce</text:a> <text:a xlink:href="https://civilization.fandom.com/wiki/Civilization_VI:_Rise_and_Fall" xlink:type="simple"> 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Scottish Enlightenment </text:p>
          </table:table-cell>
          <table:table-cell office:value-type="string" calcext:value-type="string">
            <text:p><text:a xlink:href="https://civilization.fandom.com/wiki/Highlander_(Civ6)" xlink:type="simple">Highlander</text:a> </text:p>
          </table:table-cell>
          <table:table-cell office:value-type="string" calcext:value-type="string">
            <text:p><text:a xlink:href="https://civilization.fandom.com/wiki/Golf_Course_(Civ6)" xlink:type="simple">Golf Course</text:a> </text:p>
          </table:table-cell>
        </table:table-row>
        <table:table-row table:style-name="ro4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>
            <text:p><text:a xlink:href="https://civilization.fandom.com/wiki/Scythian_(Civ6)" xlink:type="simple">Scythian</text:a> </text:p>
          </table:table-cell>
          <table:table-cell office:value-type="string" calcext:value-type="string">
            <text:p><text:a xlink:href="https://civilization.fandom.com/wiki/Tomyris_(Civ6)" xlink:type="simple"> </text:a> <text:a xlink:href="https://civilization.fandom.com/wiki/Tomyris_(Civ6)" xlink:type="simple">Tomyris</text:a>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People of the Steppe </text:p>
          </table:table-cell>
          <table:table-cell office:value-type="string" calcext:value-type="string">
            <text:p><text:a xlink:href="https://civilization.fandom.com/wiki/Saka_Horse_Archer_(Civ6)" xlink:type="simple">Saka Horse Archer</text:a> </text:p>
          </table:table-cell>
          <table:table-cell office:value-type="string" calcext:value-type="string">
            <text:p><text:a xlink:href="https://civilization.fandom.com/wiki/Kurgan_(Civ6)" xlink:type="simple">Kurgan</text:a> </text:p>
          </table:table-cell>
        </table:table-row>
        <table:table-row table:style-name="ro5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>
            <text:p><text:a xlink:href="https://civilization.fandom.com/wiki/Spanish_(Civ6)" xlink:type="simple">Spanish</text:a> </text:p>
          </table:table-cell>
          <table:table-cell office:value-type="string" calcext:value-type="string">
            <text:p><text:a xlink:href="https://civilization.fandom.com/wiki/Philip_II_(Civ6)" xlink:type="simple"> </text:a> <text:a xlink:href="https://civilization.fandom.com/wiki/Philip_II_(Civ6)" xlink:type="simple">Philip II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Treasure Fleet </text:p>
          </table:table-cell>
          <table:table-cell office:value-type="string" calcext:value-type="string">
            <text:p><text:a xlink:href="https://civilization.fandom.com/wiki/Conquistador_(Civ6)" xlink:type="simple">Conquistador</text:a> </text:p>
          </table:table-cell>
          <table:table-cell office:value-type="string" calcext:value-type="string">
            <text:p><text:a xlink:href="https://civilization.fandom.com/wiki/Mission_(Civ6)" xlink:type="simple">Mission</text:a> </text:p>
          </table:table-cell>
        </table:table-row>
        <table:table-row table:style-name="ro5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>
            <text:p><text:a xlink:href="https://civilization.fandom.com/wiki/Sumerian_(Civ6)" xlink:type="simple">Sumerian</text:a> </text:p>
          </table:table-cell>
          <table:table-cell office:value-type="string" calcext:value-type="string">
            <text:p><text:a xlink:href="https://civilization.fandom.com/wiki/Gilgamesh_(Civ6)" xlink:type="simple"> </text:a> <text:a xlink:href="https://civilization.fandom.com/wiki/Gilgamesh_(Civ6)" xlink:type="simple">Gilgamesh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Epic Quest </text:p>
          </table:table-cell>
          <table:table-cell office:value-type="string" calcext:value-type="string">
            <text:p><text:a xlink:href="https://civilization.fandom.com/wiki/War-Cart_(Civ6)" xlink:type="simple">War-Cart</text:a> </text:p>
          </table:table-cell>
          <table:table-cell office:value-type="string" calcext:value-type="string">
            <text:p><text:a xlink:href="https://civilization.fandom.com/wiki/Ziggurat_(Civ6)" xlink:type="simple">Ziggurat</text:a> </text:p>
          </table:table-cell>
        </table:table-row>
        <table:table-row table:style-name="ro5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Gathering Storm</text:p>
          </table:table-cell>
          <table:table-cell office:value-type="string" calcext:value-type="string">
            <text:p>2019-02-14</text:p>
          </table:table-cell>
          <table:table-cell office:value-type="string" calcext:value-type="string">
            <text:p><text:a xlink:href="https://civilization.fandom.com/wiki/Swedish_(Civ6)" xlink:type="simple">Swedish</text:a> <text:a xlink:href="https://civilization.fandom.com/wiki/Civilization_VI:_Gathering_Storm" xlink:type="simple"> </text:a> </text:p>
          </table:table-cell>
          <table:table-cell office:value-type="string" calcext:value-type="string">
            <text:p><text:a xlink:href="https://civilization.fandom.com/wiki/Kristina_(Civ6)" xlink:type="simple"> </text:a> <text:a xlink:href="https://civilization.fandom.com/wiki/Kristina_(Civ6)" xlink:type="simple">Kristina</text:a> <text:a xlink:href="https://civilization.fandom.com/wiki/Civilization_VI:_Gathering_Storm" xlink:type="simple"> </text:a>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Nobel Prize </text:p>
          </table:table-cell>
          <table:table-cell office:value-type="string" calcext:value-type="string">
            <text:p><text:a xlink:href="https://civilization.fandom.com/wiki/Carolean_(Civ6)" xlink:type="simple">Carolean</text:a> </text:p>
          </table:table-cell>
          <table:table-cell office:value-type="string" calcext:value-type="string">
            <text:p><text:a xlink:href="https://civilization.fandom.com/wiki/Open-Air_Museum_(Civ6)" xlink:type="simple">Open-Air Museum</text:a> </text:p>
          </table:table-cell>
        </table:table-row>
        <table:table-row table:style-name="ro5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Rise and Fall</text:p>
          </table:table-cell>
          <table:table-cell office:value-type="string" calcext:value-type="string">
            <text:p>2018-02-08</text:p>
          </table:table-cell>
          <table:table-cell office:value-type="string" calcext:value-type="string">
            <text:p><text:a xlink:href="https://civilization.fandom.com/wiki/Zulu_(Civ6)" xlink:type="simple">Zulu</text:a> <text:a xlink:href="https://civilization.fandom.com/wiki/Civilization_VI:_Rise_and_Fall" xlink:type="simple"> </text:a> </text:p>
          </table:table-cell>
          <table:table-cell office:value-type="string" calcext:value-type="string">
            <text:p><text:a xlink:href="https://civilization.fandom.com/wiki/Shaka_(Civ6)" xlink:type="simple"> </text:a> <text:a xlink:href="https://civilization.fandom.com/wiki/Shaka_(Civ6)" xlink:type="simple">Shaka</text:a> <text:a xlink:href="https://civilization.fandom.com/wiki/Civilization_VI:_Rise_and_Fall" xlink:type="simple"> 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Isibongo </text:p>
          </table:table-cell>
          <table:table-cell office:value-type="string" calcext:value-type="string">
            <text:p><text:a xlink:href="https://civilization.fandom.com/wiki/Impi_(Civ6)" xlink:type="simple">Impi</text:a> </text:p>
          </table:table-cell>
          <table:table-cell office:value-type="string" calcext:value-type="string">
            <text:p><text:a xlink:href="https://civilization.fandom.com/wiki/Ikanda_(Civ6)" xlink:type="simple">Ikanda</text:a></text:p>
          </table:table-cell>
        </table:table-row>
      </table:table>
      <table:table table:name="Pivot-Tabelle_Tabelle3_2" table:style-name="ta1">
        <table:table-column table:style-name="co1" table:default-cell-style-name="ce8"/>
        <table:table-column table:style-name="co1" table:default-cell-style-name="ce11"/>
        <table:table-column table:style-name="co1" table:default-cell-style-name="ce14"/>
        <table:table-column table:style-name="co1" table:default-cell-style-name="ce31"/>
        <table:table-row table:style-name="ro5">
          <table:table-cell table:style-name="ce19" office:value-type="string" calcext:value-type="string">
            <text:p>Anzahl - Leader(s) </text:p>
          </table:table-cell>
          <table:table-cell table:style-name="ce22" office:value-type="string" calcext:value-type="string">
            <text:p>Daten</text:p>
          </table:table-cell>
          <table:table-cell table:style-name="ce25"/>
          <table:table-cell table:style-name="ce28"/>
        </table:table-row>
        <table:table-row table:style-name="ro5">
          <table:table-cell table:style-name="ce20" office:value-type="string" calcext:value-type="string">
            <text:p>release_date</text:p>
          </table:table-cell>
          <table:table-cell table:style-name="ce23" office:value-type="string" calcext:value-type="string">
            <text:p>f</text:p>
          </table:table-cell>
          <table:table-cell table:style-name="ce26" office:value-type="string" calcext:value-type="string">
            <text:p>m</text:p>
          </table:table-cell>
          <table:table-cell table:style-name="ce29" office:value-type="string" calcext:value-type="string">
            <text:p>Summe Ergebnis</text:p>
          </table:table-cell>
        </table:table-row>
        <table:table-row table:style-name="ro5">
          <table:table-cell table:style-name="ce7" office:value-type="date" office:date-value="2016-12-20" calcext:value-type="date">
            <text:p>2016-12-20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30" office:value-type="float" office:value="1" calcext:value-type="float">
            <text:p>1</text:p>
          </table:table-cell>
        </table:table-row>
        <table:table-row table:style-name="ro5">
          <table:table-cell office:value-type="date" office:date-value="2017-02-23" calcext:value-type="date">
            <text:p>2017-02-23</text:p>
          </table:table-cell>
          <table:table-cell table:style-name="ce10"/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date" office:date-value="2017-03-28" calcext:value-type="date">
            <text:p>2017-03-28</text:p>
          </table:table-cell>
          <table:table-cell table:style-name="ce10"/>
          <table:table-cell table:number-columns-repeated="2" office:value-type="float" office:value="2" calcext:value-type="float">
            <text:p>2</text:p>
          </table:table-cell>
        </table:table-row>
        <table:table-row table:style-name="ro5">
          <table:table-cell office:value-type="date" office:date-value="2017-07-27" calcext:value-type="date">
            <text:p>2017-07-2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date" office:date-value="2017-10-19" calcext:value-type="date">
            <text:p>2017-10-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date" office:date-value="2020-05-21" calcext:value-type="date">
            <text:p>2020-05-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date" office:date-value="2020-07-23" calcext:value-type="date">
            <text:p>2020-07-23</text:p>
          </table:table-cell>
          <table:table-cell table:style-name="ce10"/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date" office:date-value="2020-09-24" calcext:value-type="date">
            <text:p>2020-09-24</text:p>
          </table:table-cell>
          <table:table-cell table:style-name="ce10"/>
          <table:table-cell table:number-columns-repeated="2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2016-10-2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string" calcext:value-type="string">
            <text:p>2018-02-0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2019-02-1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32" office:value-type="float" office:value="9" calcext:value-type="float">
            <text:p>9</text:p>
          </table:table-cell>
        </table:table-row>
        <table:table-row table:style-name="ro5">
          <table:table-cell table:style-name="ce21" office:value-type="string" calcext:value-type="string">
            <text:p>Summe Ergebnis</text:p>
          </table:table-cell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35" calcext:value-type="float">
            <text:p>35</text:p>
          </table:table-cell>
          <table:table-cell table:style-name="ce33" office:value-type="float" office:value="51" calcext:value-type="float">
            <text:p>51</text:p>
          </table:table-cell>
        </table:table-row>
      </table:table>
      <table:named-expressions/>
      <table:database-ranges>
        <table:database-range table:name="__Anonymous_Sheet_DB__0" table:target-range-address="Tabelle1.A1:Tabelle1.I25">
          <table:sort>
            <table:sort-by table:field-number="1" table:data-type="automatic"/>
            <table:sort-by table:field-number="4" table:data-type="automatic"/>
          </table:sort>
        </table:database-range>
        <table:database-range table:name="__Anonymous_Sheet_DB__1" table:target-range-address="Tabelle3.A1:Tabelle3.I53" table:display-filter-buttons="true">
          <table:filter>
            <table:filter-and>
              <table:filter-condition table:field-number="2" table:value="2017-02-23" table:operator="=">
                <table:filter-set-item table:value="2017-02-23"/>
                <table:filter-set-item table:value="2017-03-28"/>
                <table:filter-set-item table:value="2017-07-27"/>
                <table:filter-set-item table:value="2017-10-19"/>
              </table:filter-condition>
            </table:filter-and>
          </table:filter>
        </table:database-range>
      </table:database-ranges>
      <table:data-pilot-tables>
        <table:data-pilot-table table:name="DataPilot2" table:application-data="" table:target-range-address="'Pivot-Tabelle_Tabelle3_2'.A1:'Pivot-Tabelle_Tabelle3_2'.D14" table:buttons="'Pivot-Tabelle_Tabelle3_2'.A2 'Pivot-Tabelle_Tabelle3_2'.B1" table:show-filter-button="false" table:drill-down-on-double-click="false">
          <table:source-cell-range table:cell-range-address="Tabelle3.A1:Tabelle3.I5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ender" table:orientation="column" table:used-hierarchy="0" table:function="auto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ease_date" table:orientation="row" table:used-hierarchy="0" table:function="auto">
            <table:data-pilot-level table:show-empty="false" calcext:repeat-item-labels="false">
              <table:data-pilot-members>
                <table:data-pilot-member table:name="2016-12-20" table:display="true" table:show-details="true"/>
                <table:data-pilot-member table:name="2017-02-23" table:display="true" table:show-details="true"/>
                <table:data-pilot-member table:name="2017-03-28" table:display="true" table:show-details="true"/>
                <table:data-pilot-member table:name="2017-07-27" table:display="true" table:show-details="true"/>
                <table:data-pilot-member table:name="2017-10-19" table:display="true" table:show-details="true"/>
                <table:data-pilot-member table:name="2020-05-21" table:display="true" table:show-details="true"/>
                <table:data-pilot-member table:name="2020-07-23" table:display="true" table:show-details="true"/>
                <table:data-pilot-member table:name="2020-09-24" table:display="true" table:show-details="true"/>
                <table:data-pilot-member table:name="2016-10-21" table:display="true" table:show-details="true"/>
                <table:data-pilot-member table:name="2018-02-08" table:display="true" table:show-details="true"/>
                <table:data-pilot-member table:name="2019-02-1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ader(s) " table:orientation="data" table:used-hierarchy="0" table:function="count">
            <table:data-pilot-level table:show-empty="false" calcext:repeat-item-labels="false">
              <table:data-pilot-members>
                <table:data-pilot-member table:name="  Alexander[9] " table:display="true" table:show-details="true"/>
                <table:data-pilot-member table:name="  Amanitore[10] " table:display="true" table:show-details="true"/>
                <table:data-pilot-member table:name="  Ambiorix[3] " table:display="true" table:show-details="true"/>
                <table:data-pilot-member table:name="  Basil II[3] " table:display="true" table:show-details="true"/>
                <table:data-pilot-member table:name="  Catherine de Medici " table:display="true" table:show-details="true"/>
                <table:data-pilot-member table:name="  Chandragupta   " table:display="true" table:show-details="true"/>
                <table:data-pilot-member table:name="  Cleopatra " table:display="true" table:show-details="true"/>
                <table:data-pilot-member table:name="  Cyrus[9] " table:display="true" table:show-details="true"/>
                <table:data-pilot-member table:name="  Dido   " table:display="true" table:show-details="true"/>
                <table:data-pilot-member table:name="  Eleanor of Aquitaine (French)[5]   " table:display="true" table:show-details="true"/>
                <table:data-pilot-member table:name="  Eleanor of Aquitaine[5]   " table:display="true" table:show-details="true"/>
                <table:data-pilot-member table:name="  Frederick Barbarossa " table:display="true" table:show-details="true"/>
                <table:data-pilot-member table:name="  Gandhi " table:display="true" table:show-details="true"/>
                <table:data-pilot-member table:name="  Genghis Khan   " table:display="true" table:show-details="true"/>
                <table:data-pilot-member table:name="  Gilgamesh " table:display="true" table:show-details="true"/>
                <table:data-pilot-member table:name="  Gitarja[8] " table:display="true" table:show-details="true"/>
                <table:data-pilot-member table:name="  Gorgo " table:display="true" table:show-details="true"/>
                <table:data-pilot-member table:name="  Harald Hardrada " table:display="true" table:show-details="true"/>
                <table:data-pilot-member table:name="  Hojo Tokimune " table:display="true" table:show-details="true"/>
                <table:data-pilot-member table:name="  Jadwiga[11] " table:display="true" table:show-details="true"/>
                <table:data-pilot-member table:name="  Jayavarman VII[8] " table:display="true" table:show-details="true"/>
                <table:data-pilot-member table:name="  John Curtin[1] " table:display="true" table:show-details="true"/>
                <table:data-pilot-member table:name="  Kristina   " table:display="true" table:show-details="true"/>
                <table:data-pilot-member table:name="  Kupe   " table:display="true" table:show-details="true"/>
                <table:data-pilot-member table:name="  Lady Six Sky[7] " table:display="true" table:show-details="true"/>
                <table:data-pilot-member table:name="  Lautaro   " table:display="true" table:show-details="true"/>
                <table:data-pilot-member table:name="  Mansa Musa   " table:display="true" table:show-details="true"/>
                <table:data-pilot-member table:name="  Matthias Corvinus   " table:display="true" table:show-details="true"/>
                <table:data-pilot-member table:name="  Menelik II[6] " table:display="true" table:show-details="true"/>
                <table:data-pilot-member table:name="  Montezuma[2] " table:display="true" table:show-details="true"/>
                <table:data-pilot-member table:name="  Mvemba a Nzinga " table:display="true" table:show-details="true"/>
                <table:data-pilot-member table:name="  Pachacuti   " table:display="true" table:show-details="true"/>
                <table:data-pilot-member table:name="  Pedro II " table:display="true" table:show-details="true"/>
                <table:data-pilot-member table:name="  Pericles " table:display="true" table:show-details="true"/>
                <table:data-pilot-member table:name="  Peter " table:display="true" table:show-details="true"/>
                <table:data-pilot-member table:name="  Philip II " table:display="true" table:show-details="true"/>
                <table:data-pilot-member table:name="  Poundmaker   " table:display="true" table:show-details="true"/>
                <table:data-pilot-member table:name="  Qin Shi Huang " table:display="true" table:show-details="true"/>
                <table:data-pilot-member table:name="  Robert the Bruce   " table:display="true" table:show-details="true"/>
                <table:data-pilot-member table:name="  Saladin " table:display="true" table:show-details="true"/>
                <table:data-pilot-member table:name="  Seondeok   " table:display="true" table:show-details="true"/>
                <table:data-pilot-member table:name="  Shaka   " table:display="true" table:show-details="true"/>
                <table:data-pilot-member table:name="  Simón Bolívar[7] " table:display="true" table:show-details="true"/>
                <table:data-pilot-member table:name="  Suleiman   " table:display="true" table:show-details="true"/>
                <table:data-pilot-member table:name="  Tamar   " table:display="true" table:show-details="true"/>
                <table:data-pilot-member table:name="  Teddy Roosevelt " table:display="true" table:show-details="true"/>
                <table:data-pilot-member table:name="  Tomyris " table:display="true" table:show-details="true"/>
                <table:data-pilot-member table:name="  Trajan " table:display="true" table:show-details="true"/>
                <table:data-pilot-member table:name="  Victoria " table:display="true" table:show-details="true"/>
                <table:data-pilot-member table:name="  Wilfrid Laurier   " table:display="true" table:show-details="true"/>
                <table:data-pilot-member table:name="  Wilhelmina   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-Tabelle_20_Ecke" style:display-name="Pivot-Tabelle Ecke" style:family="table-cell" style:parent-style-name="Default"/>
    <style:style style:name="Pivot-Tabelle_20_Wert" style:display-name="Pivot-Tabelle Wert" style:family="table-cell" style:parent-style-name="Default"/>
    <style:style style:name="Pivot-Tabelle_20_Feld" style:display-name="Pivot-Tabelle Feld" style:family="table-cell" style:parent-style-name="Default"/>
    <style:style style:name="Pivot-Tabelle_20_Kategorie" style:display-name="Pivot-Tabelle Kategorie" style:family="table-cell" style:parent-style-name="Default">
      <style:table-cell-properties style:text-align-source="fix" style:repeat-content="false"/>
      <style:paragraph-properties fo:text-align="start"/>
    </style:style>
    <style:style style:name="Pivot-Tabelle_20_Titel" style:display-name="Pivot-Tabelle 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-Tabelle_20_Ergebnis" style:display-name="Pivot-Tabelle Ergebnis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.00.0000</text:date>, <text:time style:data-style-name="N2" text:time-value="10:55:32.30097544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9:10:24.784270153</meta:creation-date>
    <dc:date>2020-10-21T13:00:10.942108477</dc:date>
    <meta:editing-duration>PT50M18S</meta:editing-duration>
    <meta:editing-cycles>10</meta:editing-cycles>
    <meta:generator>LibreOffice/6.0.7.3$Linux_X86_64 LibreOffice_project/00m0$Build-3</meta:generator>
    <meta:document-statistic meta:table-count="3" meta:cell-count="777" meta:object-count="0"/>
  </office:meta>
</office:document-meta>
</file>